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3" draw:textarea-horizontal-align="justify" draw:textarea-vertical-align="middle" draw:auto-grow-height="false" fo:min-height="0.243cm" fo:min-width="0.7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3cm" fo:min-width="1.7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6cm" fo:min-width="0.78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8cm" fo:min-width="0.95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64cm" fo:min-width="1.283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marker-start="Arrowheads_20_6" draw:textarea-horizontal-align="justify" draw:textarea-vertical-align="middle" draw:auto-grow-height="false" fo:min-height="0.113cm" fo:min-width="0.7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85cm" fo:min-width="0.8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71cm" fo:min-width="1.13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76cm" fo:min-width="0.95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7cm" fo:min-width="1.49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49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.4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004cm" fo:min-width="0.49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87cm" fo:min-width="0.86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64cm" fo:min-width="1.62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1.20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288cm" fo:min-width="0.94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12cm" fo:min-width="0.9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45cm" fo:min-width="1.111cm"/>
      <style:paragraph-properties style:writing-mode="lr-tb"/>
    </style:style>
    <style:style style:name="gr20" style:family="graphic" style:parent-style-name="standard">
      <style:graphic-properties draw:marker-start="Arrowheads_20_6" draw:marker-end="Arrowheads_20_3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marker-start="Arrowheads_20_3" draw:marker-end="Arrowheads_20_6" draw:textarea-vertical-align="middle"/>
    </style:style>
    <style:style style:name="gr23" style:family="graphic" style:parent-style-name="standard">
      <style:graphic-properties draw:marker-end="Arrowheads_20_3" draw:textarea-vertical-align="middle"/>
    </style:style>
    <style:style style:name="gr24" style:family="graphic" style:parent-style-name="standard">
      <style:graphic-properties svg:stroke-color="#158466" draw:marker-start="Arrowheads_20_6" draw:marker-end="Arrowheads_20_3" draw:textarea-vertical-align="middle"/>
    </style:style>
    <style:style style:name="gr25" style:family="graphic" style:parent-style-name="standard">
      <style:graphic-properties svg:stroke-color="#158466" draw:marker-end="Arrowheads_20_3" draw:textarea-vertical-align="middle"/>
    </style:style>
    <style:style style:name="gr26" style:family="graphic" style:parent-style-name="standard">
      <style:graphic-properties svg:stroke-color="#bf0041" draw:fill-color="#ffffff" draw:textarea-horizontal-align="justify" draw:textarea-vertical-align="middle" draw:auto-grow-height="false" fo:min-height="0.312cm" fo:min-width="0.91cm"/>
      <style:paragraph-properties style:writing-mode="lr-tb"/>
    </style:style>
    <style:style style:name="gr27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864cm" fo:min-width="1.621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color="#bf0041" draw:marker-end="Arrowheads_20_3" draw:textarea-vertical-align="middl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388cm" fo:min-width="0.953cm"/>
      <style:paragraph-properties style:writing-mode="lr-tb"/>
    </style:style>
    <style:style style:name="gr30" style:family="graphic" style:parent-style-name="standard">
      <style:graphic-properties draw:marker-start="Arrowheads_20_6" draw:fill-color="#ffffff" draw:textarea-horizontal-align="justify" draw:textarea-vertical-align="middle" draw:auto-grow-height="false" fo:min-height="0.385cm" fo:min-width="1.088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385cm" fo:min-width="0.885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471cm" fo:min-width="1.135cm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276cm" fo:min-width="1.236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317cm" fo:min-width="1.316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385cm" fo:min-width="1.087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385cm" fo:min-width="0.77cm"/>
      <style:paragraph-properties style:writing-mode="lr-tb"/>
    </style:style>
    <style:style style:name="gr37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405cm" fo:min-width="2.447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svg:stroke-color="#bf0041" draw:fill-color="#ffffff" draw:textarea-horizontal-align="justify" draw:textarea-vertical-align="middle" draw:auto-grow-height="false" fo:min-height="0.385cm" fo:min-width="1.405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385cm" fo:min-width="0.809cm"/>
      <style:paragraph-properties style:writing-mode="lr-tb"/>
    </style:style>
    <style:style style:name="gr40" style:family="graphic" style:parent-style-name="standard">
      <style:graphic-properties draw:marker-end="Arrowheads_20_3" draw:fill-color="#ffffff" draw:textarea-vertical-align="middle"/>
    </style:style>
    <style:style style:name="gr41" style:family="graphic" style:parent-style-name="standard">
      <style:graphic-properties svg:stroke-color="#bf0041" draw:marker-end="Arrowheads_20_3" draw:fill-color="#ffffff" draw:textarea-vertical-align="middle"/>
    </style:style>
    <style:style style:name="gr42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371cm" fo:min-width="3.276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702cm" fo:min-width="1.11cm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703cm" fo:min-width="0.966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standard">
      <style:graphic-properties draw:marker-start="Arrowheads_20_6" draw:fill-color="#ffffff" draw:textarea-horizontal-align="justify" draw:textarea-vertical-align="middle" draw:auto-grow-height="false" fo:min-height="0.167cm" fo:min-width="0.77cm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285cm" fo:min-width="0.885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385cm" fo:min-width="1.27cm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385cm" fo:min-width="1.177cm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187cm" fo:min-width="0.867cm"/>
      <style:paragraph-properties style:writing-mode="lr-tb"/>
    </style:style>
    <style:style style:name="gr50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2.29cm" fo:min-width="1.6cm" fo:padding-top="0.142cm" fo:padding-bottom="0.142cm" fo:padding-left="0.267cm" fo:padding-right="0.267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1" style:family="graphic" style:parent-style-name="standard">
      <style:graphic-properties draw:marker-start="Arrowheads_20_6" draw:fill-color="#ffffff" draw:textarea-horizontal-align="justify" draw:textarea-vertical-align="middle" draw:auto-grow-height="false" fo:min-height="0.113cm" fo:min-width="0.723cm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276cm" fo:min-width="0.953cm"/>
      <style:paragraph-properties style:writing-mode="lr-tb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305cm" fo:min-width="1.126cm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303cm" fo:min-width="1.125cm"/>
      <style:paragraph-properties style:writing-mode="lr-tb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423cm" fo:min-width="1.087cm"/>
      <style:paragraph-properties style:writing-mode="lr-tb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0.547cm" fo:min-width="1.303cm"/>
      <style:paragraph-properties style:writing-mode="lr-tb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615cm" fo:min-width="1.405cm"/>
      <style:paragraph-properties style:writing-mode="lr-tb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0.384cm" fo:min-width="1.087cm"/>
      <style:paragraph-properties style:writing-mode="lr-tb"/>
    </style:style>
    <style:style style:name="gr59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656cm" fo:min-width="2.923cm" fo:padding-top="0.142cm" fo:padding-bottom="0.142cm" fo:padding-left="0.267cm" fo:padding-right="0.267cm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26cm" fo:min-width="0.784cm"/>
      <style:paragraph-properties style:writing-mode="lr-tb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394cm" fo:min-width="1.236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35cm" fo:min-width="1.34cm"/>
      <style:paragraph-properties style:writing-mode="lr-tb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288cm" fo:min-width="0.945cm"/>
      <style:paragraph-properties style:writing-mode="lr-tb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312cm" fo:min-width="0.91cm"/>
      <style:paragraph-properties style:writing-mode="lr-tb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245cm" fo:min-width="1.111cm"/>
      <style:paragraph-properties style:writing-mode="lr-tb"/>
    </style:style>
    <style:style style:name="gr66" style:family="graphic" style:parent-style-name="standard">
      <style:graphic-properties draw:marker-start="" draw:marker-end="Arrowheads_20_3" draw:fill-color="#ffffff" draw:textarea-vertical-align="middle"/>
    </style:style>
    <style:style style:name="gr67" style:family="graphic" style:parent-style-name="standard">
      <style:graphic-properties draw:marker-start="Arrowheads_20_3" draw:marker-end="" draw:fill-color="#ffffff" draw:textarea-vertical-align="middle"/>
    </style:style>
    <style:style style:name="gr68" style:family="graphic" style:parent-style-name="standard">
      <style:graphic-properties svg:stroke-color="#bf0041" draw:marker-start="Arrowheads_20_3" draw:fill-color="#ffffff" draw:textarea-horizontal-align="justify" draw:textarea-vertical-align="middle" draw:auto-grow-height="false" fo:min-height="0.385cm" fo:min-width="0.77cm"/>
      <style:paragraph-properties style:writing-mode="lr-tb"/>
    </style:style>
    <style:style style:name="gr69" style:family="graphic" style:parent-style-name="standard">
      <style:graphic-properties draw:marker-start="" draw:fill-color="#ffffff" draw:textarea-horizontal-align="justify" draw:textarea-vertical-align="middle" draw:auto-grow-height="false" fo:min-height="0.385cm" fo:min-width="1.405cm"/>
      <style:paragraph-properties style:writing-mode="lr-tb"/>
    </style:style>
    <style:style style:name="gr70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195cm" fo:min-width="2.15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  <style:text-properties fo:font-size="6pt"/>
    </style:style>
    <style:style style:name="P2" style:family="paragraph">
      <style:paragraph-properties fo:text-align="center"/>
      <style:text-properties fo:color="#000000" loext:opacity="100%" fo:font-size="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bf0041" loext:opacity="100%" fo:font-size="6pt"/>
    </style:style>
    <style:style style:name="P5" style:family="paragraph">
      <loext:graphic-properties draw:fill-color="#ffffff"/>
      <style:paragraph-properties fo:text-align="center"/>
      <style:text-properties fo:color="#bf0041" loext:opacity="100%" fo:font-size="6pt"/>
    </style:style>
    <style:style style:name="P6" style:family="paragraph">
      <style:paragraph-properties fo:text-align="center"/>
      <style:text-properties fo:font-size="15pt"/>
    </style:style>
    <style:style style:name="P7" style:family="paragraph">
      <loext:graphic-properties draw:fill-color="#ffffff"/>
      <style:paragraph-properties fo:text-align="center"/>
      <style:text-properties fo:font-size="15pt"/>
    </style:style>
    <style:style style:name="P8" style:family="paragraph">
      <style:paragraph-properties fo:text-align="center"/>
      <style:text-properties fo:color="#bf0041" loext:opacity="100%"/>
    </style:style>
    <style:style style:name="P9" style:family="paragraph">
      <loext:graphic-properties draw:fill-color="#ffffff"/>
      <style:paragraph-properties fo:text-align="center"/>
      <style:text-properties fo:font-size="6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color="#bf0041" loext:opacity="100%"/>
    </style:style>
    <style:style style:name="P12" style:family="paragraph">
      <loext:graphic-properties draw:fill-color="#ffffff"/>
      <style:paragraph-properties fo:text-align="center"/>
      <style:text-properties fo:color="#000000" loext:opacity="100%" fo:font-size="6pt"/>
    </style:style>
    <style:style style:name="P13" style:family="paragraph">
      <style:paragraph-properties fo:text-align="center"/>
      <style:text-properties fo:color="#000000" loext:opacity="100%" fo:font-size="16pt"/>
    </style:style>
    <style:style style:name="P14" style:family="paragraph">
      <loext:graphic-properties draw:fill-color="#ffffff"/>
      <style:paragraph-properties fo:text-align="center"/>
      <style:text-properties fo:color="#000000" loext:opacity="100%" fo:font-size="16pt"/>
    </style:style>
    <style:style style:name="P15" style:family="paragraph">
      <style:paragraph-properties fo:text-align="center"/>
      <style:text-properties fo:font-size="16pt"/>
    </style:style>
    <style:style style:name="P16" style:family="paragraph">
      <loext:graphic-properties draw:fill-color="#ffffff"/>
      <style:paragraph-properties fo:text-align="center"/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24cm" svg:height="0.493cm" svg:x="2.3cm" svg:y="1.777cm">
          <draw:glue-point draw:id="4" svg:x="2.991cm" svg:y="-0.162cm"/>
          <text:p text:style-name="P1">t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245cm" svg:height="1.273cm" svg:x="7.275cm" svg:y="2.038cm">
          <draw:glue-point draw:id="4" svg:x="5.004cm" svg:y="1.67cm"/>
          <draw:glue-point draw:id="5" svg:x="5.004cm" svg:y="-1.67cm"/>
          <draw:glue-point draw:id="6" svg:x="-2.778cm" svg:y="-4.996cm"/>
          <draw:glue-point draw:id="7" svg:x="2.778cm" svg:y="-4.996cm"/>
          <draw:glue-point draw:id="8" svg:x="-5.003cm" svg:y="-1.625cm"/>
          <draw:glue-point draw:id="9" svg:x="-5cm" svg:y="-2.999cm"/>
          <draw:glue-point draw:id="10" svg:x="-5cm" svg:y="1.001cm"/>
          <draw:glue-point draw:id="11" svg:x="-5cm" svg:y="3.005cm"/>
          <text:p text:style-name="P1">sol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1.284cm" svg:height="0.51cm" svg:x="10.828cm" svg:y="3.765cm">
          <text:p text:style-name="P1">sel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0" draw:id="id20" draw:layer="layout" svg:width="1.453cm" svg:height="0.638cm" svg:x="3.04cm" svg:y="3.875cm">
          <draw:glue-point draw:id="4" svg:x="2.814cm" svg:y="4.67cm"/>
          <text:p text:style-name="P1">same_th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9" draw:id="id9" draw:layer="layout" svg:width="1.783cm" svg:height="1.914cm" svg:x="6.212cm" svg:y="4.209cm">
          <draw:glue-point draw:id="4" svg:x="2.235cm" svg:y="-4.991cm"/>
          <draw:glue-point draw:id="5" svg:x="5.001cm" svg:y="-2.971cm"/>
          <draw:glue-point draw:id="6" svg:x="5.001cm" svg:y="3.099cm"/>
          <draw:glue-point draw:id="7" svg:x="2.779cm" svg:y="5.006cm"/>
          <draw:glue-point draw:id="8" svg:x="1.669cm" svg:y="5.006cm"/>
          <draw:glue-point draw:id="9" svg:x="5.001cm" svg:y="1.077cm"/>
          <draw:glue-point draw:id="10" svg:x="5.001cm" svg:y="-0.95cm"/>
          <draw:glue-point draw:id="11" svg:x="-2.775cm" svg:y="5.006cm"/>
          <draw:glue-point draw:id="12" svg:x="-1.666cm" svg:y="5.006cm"/>
          <draw:glue-point draw:id="13" svg:x="-3.888cm" svg:y="5.006cm"/>
          <draw:glue-point draw:id="14" svg:x="-5.005cm" svg:y="-4.139cm"/>
          <draw:glue-point draw:id="15" svg:x="-5.005cm" svg:y="1.938cm"/>
          <draw:glue-point draw:id="16" svg:x="-5.005cm" svg:y="-2.11cm"/>
          <draw:glue-point draw:id="17" svg:x="-5.005cm" svg:y="3.96cm"/>
          <text:p text:style-name="P2">ma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1" draw:id="id21" draw:layer="layout" svg:width="1.223cm" svg:height="0.363cm" svg:x="2.24cm" svg:y="4.71cm">
          <draw:glue-point draw:id="4" svg:x="3.18cm" svg:y="5.013cm"/>
          <text:p text:style-name="P1">len</text:p>
          <draw:enhanced-geometry svg:viewBox="0 0 21600 21600" draw:type="rectangle" draw:enhanced-path="M 0 0 L 21600 0 21600 21600 0 21600 0 0 Z N"/>
        </draw:custom-shape>
        <draw:custom-shape draw:style-name="gr7" draw:text-style-name="P1" xml:id="id18" draw:id="id18" draw:layer="layout" svg:width="1.385cm" svg:height="0.535cm" svg:x="2.322cm" svg:y="7.767cm">
          <draw:glue-point draw:id="4" svg:x="3.275cm" svg:y="-5.05cm"/>
          <draw:glue-point draw:id="5" svg:x="3.075cm" svg:y="5.014cm"/>
          <draw:glue-point draw:id="6" svg:x="-3.805cm" svg:y="5.014cm"/>
          <text:p text:style-name="P1">l_d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23" draw:id="id23" draw:layer="layout" svg:width="1.635cm" svg:height="0.721cm" svg:x="3.892cm" svg:y="7.767cm">
          <draw:glue-point draw:id="4" svg:x="3.17cm" svg:y="5.016cm"/>
          <draw:glue-point draw:id="5" svg:x="-3.051cm" svg:y="-4.993cm"/>
          <draw:glue-point draw:id="6" svg:x="-1.327cm" svg:y="-4.993cm"/>
          <text:p text:style-name="P1">l1_half_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5" draw:id="id15" draw:layer="layout" svg:width="1.453cm" svg:height="0.526cm" svg:x="3.74cm" svg:y="3.257cm">
          <draw:glue-point draw:id="4" svg:x="1.555cm" svg:y="5.019cm"/>
          <text:p text:style-name="P1">in_st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7" draw:id="id7" draw:layer="layout" svg:width="1.995cm" svg:height="1.02cm" svg:x="8.074cm" svg:y="7.734cm">
          <draw:glue-point draw:id="4" svg:x="2.5cm" svg:y="-4.984cm"/>
          <draw:glue-point draw:id="5" svg:x="-2.5cm" svg:y="-4.984cm"/>
          <draw:glue-point draw:id="6" svg:x="-5cm" svg:y="-2.503cm"/>
          <draw:glue-point draw:id="7" svg:x="-5cm" svg:y="2.496cm"/>
          <draw:glue-point draw:id="8" svg:x="-2.5cm" svg:y="5.005cm"/>
          <draw:glue-point draw:id="9" svg:x="2.5cm" svg:y="5.005cm"/>
          <draw:glue-point draw:id="10" svg:x="5cm" svg:y="-2.503cm"/>
          <draw:glue-point draw:id="11" svg:x="5cm" svg:y="2.496cm"/>
          <text:p text:style-name="P1">ho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3" draw:id="id13" draw:layer="layout" svg:width="0.991cm" svg:height="0.237cm" svg:x="12.079cm" svg:y="6.635cm">
          <text:p text:style-name="P1">h6</text:p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0.991cm" svg:height="0.238cm" svg:x="10.937cm" svg:y="7.091cm">
          <text:p text:style-name="P1">h5</text:p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0.99cm" svg:height="0.236cm" svg:x="10.261cm" svg:y="5.997cm">
          <text:p text:style-name="P1">h4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0.991cm" svg:height="0.238cm" svg:x="9.499cm" svg:y="6.715cm">
          <text:p text:style-name="P1">h3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0.991cm" svg:height="0.238cm" svg:x="8.764cm" svg:y="5.884cm">
          <text:p text:style-name="P1">h2</text:p>
          <draw:enhanced-geometry svg:viewBox="0 0 21600 21600" draw:type="rectangle" draw:enhanced-path="M 0 0 L 21600 0 21600 21600 0 21600 0 0 Z N"/>
        </draw:custom-shape>
        <draw:custom-shape draw:style-name="gr13" draw:text-style-name="P1" xml:id="id6" draw:id="id6" draw:layer="layout" svg:width="0.997cm" svg:height="0.254cm" svg:x="8.01cm" svg:y="6.394cm">
          <text:p text:style-name="P1">h1</text:p>
          <draw:enhanced-geometry svg:viewBox="0 0 21600 21600" draw:type="rectangle" draw:enhanced-path="M 0 0 L 21600 0 21600 21600 0 21600 0 0 Z N"/>
        </draw:custom-shape>
        <draw:custom-shape draw:style-name="gr14" draw:text-style-name="P1" xml:id="id22" draw:id="id22" draw:layer="layout" svg:width="1.367cm" svg:height="0.437cm" svg:x="3.66cm" svg:y="5.425cm">
          <draw:glue-point draw:id="4" svg:x="3.672cm" svg:y="5.011cm"/>
          <text:p text:style-name="P1">d_dec</text:p>
          <draw:enhanced-geometry svg:viewBox="0 0 21600 21600" draw:type="rectangle" draw:enhanced-path="M 0 0 L 21600 0 21600 21600 0 21600 0 0 Z N"/>
        </draw:custom-shape>
        <draw:custom-shape draw:style-name="gr15" draw:text-style-name="P1" xml:id="id19" draw:id="id19" draw:layer="layout" svg:width="2.121cm" svg:height="1.114cm" svg:x="4.81cm" svg:y="6.422cm">
          <draw:glue-point draw:id="4" svg:x="5.002cm" svg:y="-1.388cm"/>
          <draw:glue-point draw:id="5" svg:x="5.002cm" svg:y="-2.987cm"/>
          <draw:glue-point draw:id="6" svg:x="5.002cm" svg:y="1.805cm"/>
          <draw:glue-point draw:id="7" svg:x="5.002cm" svg:y="3.4cm"/>
          <draw:glue-point draw:id="8" svg:x="4.287cm" svg:y="5cm"/>
          <draw:glue-point draw:id="9" svg:x="2.616cm" svg:y="5cm"/>
          <draw:glue-point draw:id="10" svg:x="0.938cm" svg:y="5cm"/>
          <draw:glue-point draw:id="11" svg:x="-2.41cm" svg:y="5cm"/>
          <draw:glue-point draw:id="12" svg:x="-0.733cm" svg:y="5cm"/>
          <draw:glue-point draw:id="13" svg:x="-4.082cm" svg:y="5cm"/>
          <draw:glue-point draw:id="14" svg:x="-3.328cm" svg:y="-5cm"/>
          <draw:glue-point draw:id="15" svg:x="-1.664cm" svg:y="-5cm"/>
          <draw:glue-point draw:id="16" svg:x="-4.997cm" svg:y="-1.805cm"/>
          <draw:glue-point draw:id="17" svg:x="-4.997cm" svg:y="-3.4cm"/>
          <draw:glue-point draw:id="18" svg:x="-4.997cm" svg:y="2.987cm"/>
          <draw:glue-point draw:id="19" svg:x="-4.997cm" svg:y="1.388cm"/>
          <text:p text:style-name="P1">cs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17" draw:id="id17" draw:layer="layout" svg:width="1.705cm" svg:height="1.5cm" svg:x="0.335cm" svg:y="5.583cm">
          <draw:glue-point draw:id="4" svg:x="-2.838cm" svg:y="-4.859cm"/>
          <draw:glue-point draw:id="5" svg:x="2.122cm" svg:y="-4.996cm"/>
          <draw:glue-point draw:id="6" svg:x="-1.563cm" svg:y="-4.996cm"/>
          <draw:glue-point draw:id="7" svg:x="-4.138cm" svg:y="-4.996cm"/>
          <draw:glue-point draw:id="8" svg:x="1.014cm" svg:y="-4.996cm"/>
          <draw:glue-point draw:id="9" svg:x="3.589cm" svg:y="-4.996cm"/>
          <draw:glue-point draw:id="10" svg:x="-4.998cm" svg:y="-2.563cm"/>
          <draw:glue-point draw:id="11" svg:x="5.002cm" svg:y="-3.103cm"/>
          <draw:glue-point draw:id="12" svg:x="5.002cm" svg:y="-1.407cm"/>
          <draw:glue-point draw:id="13" svg:x="5.002cm" svg:y="1.99cm"/>
          <draw:glue-point draw:id="14" svg:x="5.002cm" svg:y="3.691cm"/>
          <draw:glue-point draw:id="15" svg:x="3.338cm" svg:y="5.002cm"/>
          <draw:glue-point draw:id="16" svg:x="1.669cm" svg:y="5.002cm"/>
          <draw:glue-point draw:id="17" svg:x="-1.664cm" svg:y="5.002cm"/>
          <draw:glue-point draw:id="18" svg:x="-3.328cm" svg:y="5.002cm"/>
          <text:p text:style-name="P1">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2" draw:id="id2" draw:layer="layout" svg:width="1.445cm" svg:height="0.538cm" svg:x="10.258cm" svg:y="1.405cm">
          <text:p text:style-name="P1">backju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3" draw:id="id3" draw:layer="layout" svg:width="1.41cm" svg:height="0.562cm" svg:x="4.81cm" svg:y="2.343cm">
          <draw:glue-point draw:id="4" svg:x="3.229cm" svg:y="-5cm"/>
          <draw:glue-point draw:id="5" svg:x="-1.781cm" svg:y="-5.014cm"/>
          <text:p text:style-name="P1">catalog</text:p>
          <draw:enhanced-geometry svg:viewBox="0 0 21600 21600" draw:type="rectangle" draw:enhanced-path="M 0 0 L 21600 0 21600 21600 0 21600 0 0 Z N"/>
        </draw:custom-shape>
        <draw:custom-shape draw:style-name="gr19" draw:text-style-name="P1" xml:id="id4" draw:id="id4" draw:layer="layout" svg:width="1.611cm" svg:height="0.495cm" svg:x="10.836cm" svg:y="2.721cm">
          <text:p text:style-name="P1">conflict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8.397cm" svg:y1="2.038cm" svg:x2="10.258cm" svg:y2="1.674cm" draw:start-shape="id1" draw:start-glue-point="0" draw:end-shape="id2" draw:end-glue-point="3" svg:d="M8397 2038v-364h1861" svg:viewBox="0 0 1862 365">
          <text:p/>
        </draw:connector>
        <draw:connector draw:style-name="gr21" draw:text-style-name="P1" xml:id="id16" draw:id="id16" draw:layer="layout" svg:x1="6.22cm" svg:y1="2.624cm" svg:x2="6.22cm" svg:y2="2.624cm" draw:start-shape="id3" draw:start-glue-point="1" draw:end-shape="id3" draw:end-glue-point="1" svg:d="M6220 2624z" svg:viewBox="0 0 1 1">
          <text:p/>
        </draw:connector>
        <draw:connector draw:style-name="gr22" draw:text-style-name="P1" draw:layer="layout" svg:x1="11.641cm" svg:y1="2.721cm" svg:x2="9.52cm" svg:y2="2.462cm" draw:start-shape="id4" draw:start-glue-point="0" draw:end-shape="id1" draw:end-glue-point="5" svg:d="M11641 2721v-502h-1464v243h-657" svg:viewBox="0 0 2122 503">
          <text:p/>
        </draw:connector>
        <draw:connector draw:style-name="gr22" draw:text-style-name="P1" draw:layer="layout" svg:x1="10.828cm" svg:y1="4.02cm" svg:x2="9.52cm" svg:y2="2.886cm" draw:start-shape="id5" draw:start-glue-point="3" draw:end-shape="id1" draw:end-glue-point="4" svg:d="M10828 4020h-654v-1134h-654" svg:viewBox="0 0 1309 1135">
          <text:p/>
        </draw:connector>
        <draw:connector draw:style-name="gr20" draw:text-style-name="P1" draw:layer="layout" svg:x1="8.508cm" svg:y1="6.648cm" svg:x2="8.573cm" svg:y2="7.736cm" draw:start-shape="id6" draw:start-glue-point="2" draw:end-shape="id7" draw:end-glue-point="5" svg:d="M8508 6648v543h65v545" svg:viewBox="0 0 66 1089">
          <text:p/>
        </draw:connector>
        <draw:connector draw:style-name="gr20" draw:text-style-name="P1" draw:layer="layout" svg:x1="9.259cm" svg:y1="6.122cm" svg:x2="9.071cm" svg:y2="7.734cm" draw:start-shape="id8" draw:start-glue-point="2" draw:end-shape="id7" draw:end-glue-point="0" svg:d="M9259 6122v806h-188v806" svg:viewBox="0 0 189 1613">
          <text:p/>
        </draw:connector>
        <draw:connector draw:style-name="gr20" draw:text-style-name="P1" draw:layer="layout" svg:x1="7.994cm" svg:y1="5.759cm" svg:x2="8.764cm" svg:y2="6.003cm" draw:start-shape="id9" draw:start-glue-point="6" draw:end-shape="id8" draw:end-glue-point="3" svg:d="M7994 5759h385v244h385" svg:viewBox="0 0 771 245">
          <text:p/>
        </draw:connector>
        <draw:connector draw:style-name="gr22" draw:text-style-name="P1" draw:layer="layout" svg:x1="8.01cm" svg:y1="6.521cm" svg:x2="7.598cm" svg:y2="6.123cm" draw:start-shape="id6" draw:start-glue-point="3" draw:end-shape="id9" draw:end-glue-point="7" svg:d="M8010 6521h-412v-398" svg:viewBox="0 0 413 399">
          <text:p/>
        </draw:connector>
        <draw:connector draw:style-name="gr22" draw:text-style-name="P1" draw:layer="layout" svg:x1="9.994cm" svg:y1="6.715cm" svg:x2="7.994cm" svg:y2="5.372cm" draw:start-shape="id10" draw:start-glue-point="0" draw:end-shape="id9" draw:end-glue-point="9" svg:d="M9994 6715v-1343h-2000" svg:viewBox="0 0 2001 1344">
          <text:p/>
        </draw:connector>
        <draw:connector draw:style-name="gr20" draw:text-style-name="P1" draw:layer="layout" svg:x1="9.994cm" svg:y1="6.953cm" svg:x2="9.569cm" svg:y2="7.736cm" draw:start-shape="id10" draw:start-glue-point="2" draw:end-shape="id7" draw:end-glue-point="4" svg:d="M9994 6953v391h-425v392" svg:viewBox="0 0 426 784">
          <text:p/>
        </draw:connector>
        <draw:connector draw:style-name="gr22" draw:text-style-name="P1" draw:layer="layout" svg:x1="10.756cm" svg:y1="5.997cm" svg:x2="7.995cm" svg:y2="5.166cm" draw:start-shape="id11" draw:start-glue-point="0" draw:end-shape="id9" draw:end-glue-point="1" svg:d="M10756 5997v-831h-2761" svg:viewBox="0 0 2762 832">
          <text:p/>
        </draw:connector>
        <draw:connector draw:style-name="gr20" draw:text-style-name="P1" draw:layer="layout" svg:x1="10.756cm" svg:y1="6.233cm" svg:x2="10.068cm" svg:y2="7.989cm" draw:start-shape="id11" draw:start-glue-point="2" draw:end-shape="id7" draw:end-glue-point="10" svg:d="M10756 6233v1756h-688" svg:viewBox="0 0 689 1757">
          <text:p/>
        </draw:connector>
        <draw:connector draw:style-name="gr22" draw:text-style-name="P1" draw:layer="layout" svg:x1="11.432cm" svg:y1="7.091cm" svg:x2="7.994cm" svg:y2="4.985cm" draw:start-shape="id12" draw:start-glue-point="0" draw:end-shape="id9" draw:end-glue-point="10" svg:d="M11432 7091v-2106h-3438" svg:viewBox="0 0 3439 2107">
          <text:p/>
        </draw:connector>
        <draw:connector draw:style-name="gr20" draw:text-style-name="P1" draw:layer="layout" svg:x1="11.432cm" svg:y1="7.329cm" svg:x2="10.069cm" svg:y2="8.244cm" draw:start-shape="id12" draw:start-glue-point="2" draw:end-shape="id7" draw:end-glue-point="1" svg:d="M11432 7329v915h-1363" svg:viewBox="0 0 1364 916">
          <text:p/>
        </draw:connector>
        <draw:connector draw:style-name="gr20" draw:text-style-name="P1" draw:layer="layout" svg:x1="12.574cm" svg:y1="6.872cm" svg:x2="10.068cm" svg:y2="8.498cm" draw:start-shape="id13" draw:start-glue-point="2" draw:end-shape="id7" draw:end-glue-point="11" svg:d="M12574 6872v1626h-2506" svg:viewBox="0 0 2507 1627">
          <text:p/>
        </draw:connector>
        <draw:connector draw:style-name="gr22" draw:text-style-name="P1" draw:layer="layout" svg:x1="12.574cm" svg:y1="6.635cm" svg:x2="7.994cm" svg:y2="4.598cm" draw:start-shape="id13" draw:start-glue-point="0" draw:end-shape="id9" draw:end-glue-point="5" svg:d="M12574 6635v-2037h-4580" svg:viewBox="0 0 4581 2038">
          <text:p/>
        </draw:connector>
        <draw:connector draw:style-name="gr23" draw:text-style-name="P1" draw:layer="layout" svg:x1="5.264cm" svg:y1="2.343cm" svg:x2="3.54cm" svg:y2="2.023cm" draw:start-shape="id3" draw:start-glue-point="5" draw:end-shape="id14" draw:end-glue-point="1" svg:d="M5264 2343v-501h-1089v181h-635" svg:viewBox="0 0 1725 502">
          <text:p/>
        </draw:connector>
        <draw:connector draw:style-name="gr23" draw:text-style-name="P1" draw:layer="layout" svg:x1="4.466cm" svg:y1="3.257cm" svg:x2="4.81cm" svg:y2="2.624cm" draw:start-shape="id15" draw:start-glue-point="0" draw:end-shape="id3" draw:end-glue-point="3" svg:d="M4466 3257v-633h344" svg:viewBox="0 0 345 634">
          <text:p/>
        </draw:connector>
        <draw:connector draw:style-name="gr20" draw:text-style-name="P1" draw:layer="layout" svg:x1="7.275cm" svg:y1="2.801cm" svg:x2="6.22cm" svg:y2="2.624cm" draw:start-shape="id1" draw:start-glue-point="10" draw:end-shape="id16" draw:end-glue-point="0" svg:d="M7275 2801h-528v-177h-527" svg:viewBox="0 0 1056 178">
          <text:p/>
        </draw:connector>
        <draw:connector draw:style-name="gr20" draw:text-style-name="P1" draw:layer="layout" svg:x1="8.397cm" svg:y1="3.311cm" svg:x2="7.501cm" svg:y2="4.211cm" draw:start-shape="id1" draw:start-glue-point="2" draw:end-shape="id9" draw:end-glue-point="4" svg:d="M8397 3311v449h-896v451" svg:viewBox="0 0 897 901">
          <text:p/>
        </draw:connector>
        <draw:connector draw:style-name="gr20" draw:text-style-name="P1" draw:layer="layout" svg:x1="7.774cm" svg:y1="2.039cm" svg:x2="0.482cm" svg:y2="5.584cm" draw:start-shape="id1" draw:start-glue-point="6" draw:end-shape="id17" draw:end-glue-point="7" svg:d="M7774 2039v-503h-7292v4048" svg:viewBox="0 0 7293 4049">
          <text:p/>
        </draw:connector>
        <draw:connector draw:style-name="gr20" draw:text-style-name="P1" draw:layer="layout" svg:x1="9.071cm" svg:y1="8.754cm" svg:x2="0.62cm" svg:y2="7.083cm" draw:start-shape="id7" draw:start-glue-point="2" draw:end-shape="id17" draw:end-glue-point="18" svg:d="M9071 8754v501h-8451v-2172" svg:viewBox="0 0 8452 2173">
          <text:p/>
        </draw:connector>
        <draw:connector draw:style-name="gr20" draw:text-style-name="P1" draw:layer="layout" draw:line-skew="1.453cm" svg:x1="7.4cm" svg:y1="6.123cm" svg:x2="0.904cm" svg:y2="7.083cm" draw:start-shape="id9" draw:start-glue-point="8" draw:end-shape="id17" draw:end-glue-point="17" svg:d="M7400 6123v2914h-6496v-1954" svg:viewBox="0 0 6497 2915">
          <text:p/>
        </draw:connector>
        <draw:connector draw:style-name="gr22" draw:text-style-name="P1" draw:layer="layout" svg:x1="2.488cm" svg:y1="8.302cm" svg:x2="7.103cm" svg:y2="6.123cm" draw:start-shape="id18" draw:start-glue-point="6" draw:end-shape="id9" draw:end-glue-point="2" svg:d="M2488 8302v500h4615v-2679" svg:viewBox="0 0 4616 2680">
          <text:p/>
        </draw:connector>
        <draw:connector draw:style-name="gr20" draw:text-style-name="P1" draw:layer="layout" svg:x1="2.322cm" svg:y1="8.034cm" svg:x2="1.187cm" svg:y2="7.083cm" draw:start-shape="id18" draw:start-glue-point="3" draw:end-shape="id17" draw:end-glue-point="2" svg:d="M2322 8034h-1135v-951" svg:viewBox="0 0 1136 952">
          <text:p/>
        </draw:connector>
        <draw:connector draw:style-name="gr24" draw:text-style-name="P1" draw:layer="layout" draw:line-skew="-0.082cm" svg:x1="3.014cm" svg:y1="8.302cm" svg:x2="6.779cm" svg:y2="7.536cm" draw:start-shape="id18" draw:start-glue-point="2" draw:end-shape="id19" draw:end-glue-point="8" svg:d="M3014 8302v418h3765v-1184" svg:viewBox="0 0 3766 1185">
          <text:p/>
        </draw:connector>
        <draw:connector draw:style-name="gr20" draw:text-style-name="P1" draw:layer="layout" svg:x1="3.74cm" svg:y1="3.52cm" svg:x2="0.704cm" svg:y2="5.605cm" draw:start-shape="id15" draw:start-glue-point="3" draw:end-shape="id17" draw:end-glue-point="4" svg:d="M3740 3520h-3036v2085" svg:viewBox="0 0 3037 2086">
          <text:p/>
        </draw:connector>
        <draw:connector draw:style-name="gr20" draw:text-style-name="P1" draw:layer="layout" svg:x1="3.04cm" svg:y1="4.194cm" svg:x2="0.921cm" svg:y2="5.584cm" draw:start-shape="id20" draw:start-glue-point="3" draw:end-shape="id17" draw:end-glue-point="6" svg:d="M3040 4194h-2119v1390" svg:viewBox="0 0 2120 1391">
          <text:p/>
        </draw:connector>
        <draw:connector draw:style-name="gr20" draw:text-style-name="P1" draw:layer="layout" svg:x1="2.24cm" svg:y1="4.891cm" svg:x2="1.187cm" svg:y2="5.583cm" draw:start-shape="id21" draw:start-glue-point="3" draw:end-shape="id17" draw:end-glue-point="0" svg:d="M2240 4891h-1053v692" svg:viewBox="0 0 1054 693">
          <text:p/>
        </draw:connector>
        <draw:connector draw:style-name="gr20" draw:text-style-name="P1" draw:layer="layout" svg:x1="3.66cm" svg:y1="5.643cm" svg:x2="2.04cm" svg:y2="6.333cm" draw:start-shape="id22" draw:start-glue-point="3" draw:end-shape="id17" draw:end-glue-point="1" svg:d="M3660 5643h-811v690h-809" svg:viewBox="0 0 1621 691">
          <text:p/>
        </draw:connector>
        <draw:connector draw:style-name="gr22" draw:text-style-name="P1" draw:layer="layout" svg:x1="4.493cm" svg:y1="7.768cm" svg:x2="6.212cm" svg:y2="5.923cm" draw:start-shape="id23" draw:start-glue-point="6" draw:end-shape="id9" draw:end-glue-point="17" svg:d="M4493 7768v-1845h1719" svg:viewBox="0 0 1720 1846">
          <text:p/>
        </draw:connector>
        <draw:connector draw:style-name="gr24" draw:text-style-name="P1" draw:layer="layout" svg:x1="5.527cm" svg:y1="8.127cm" svg:x2="6.424cm" svg:y2="7.536cm" draw:start-shape="id23" draw:start-glue-point="1" draw:end-shape="id19" draw:end-glue-point="9" svg:d="M5527 8127h897v-591" svg:viewBox="0 0 898 592">
          <text:p/>
        </draw:connector>
        <draw:connector draw:style-name="gr22" draw:text-style-name="P1" draw:layer="layout" draw:line-skew="0.41cm" svg:x1="4.493cm" svg:y1="4.194cm" svg:x2="6.212cm" svg:y2="4.763cm" draw:start-shape="id20" draw:start-glue-point="1" draw:end-shape="id9" draw:end-glue-point="16" svg:d="M4493 4194h1269v569h450" svg:viewBox="0 0 1720 570">
          <text:p/>
        </draw:connector>
        <draw:connector draw:style-name="gr22" draw:text-style-name="P1" draw:layer="layout" svg:x1="3.463cm" svg:y1="4.891cm" svg:x2="6.212cm" svg:y2="5.166cm" draw:start-shape="id21" draw:start-glue-point="1" draw:end-shape="id9" draw:end-glue-point="3" svg:d="M3463 4891h1374v275h1375" svg:viewBox="0 0 2750 276">
          <text:p/>
        </draw:connector>
        <draw:connector draw:style-name="gr22" draw:text-style-name="P1" draw:layer="layout" svg:x1="5.027cm" svg:y1="5.643cm" svg:x2="6.212cm" svg:y2="5.536cm" draw:start-shape="id22" draw:start-glue-point="1" draw:end-shape="id9" draw:end-glue-point="15" svg:d="M5027 5643h592v-107h593" svg:viewBox="0 0 1186 108">
          <text:p/>
        </draw:connector>
        <draw:connector draw:style-name="gr20" draw:text-style-name="P1" draw:layer="layout" draw:line-skew="0.16cm" svg:x1="6.212cm" svg:y1="4.374cm" svg:x2="5.193cm" svg:y2="3.52cm" draw:start-shape="id9" draw:start-glue-point="14" draw:end-shape="id15" draw:end-glue-point="1" svg:d="M6212 4374h-350v-854h-669" svg:viewBox="0 0 1020 855">
          <text:p/>
        </draw:connector>
        <draw:connector draw:style-name="gr24" draw:text-style-name="P3" draw:layer="layout" draw:line-skew="-0.602cm" svg:x1="2.039cm" svg:y1="6.886cm" svg:x2="4.811cm" svg:y2="7.133cm" draw:start-shape="id17" draw:start-glue-point="14" draw:end-shape="id19" draw:end-glue-point="19" svg:d="M2039 6886h783v247h1989" svg:viewBox="0 0 2773 248">
          <text:p/>
        </draw:connector>
        <draw:connector draw:style-name="gr20" draw:text-style-name="P3" draw:layer="layout" svg:x1="4.211cm" svg:y1="7.768cm" svg:x2="1.471cm" svg:y2="7.083cm" draw:start-shape="id23" draw:start-glue-point="5" draw:end-shape="id17" draw:end-glue-point="16" svg:d="M4211 7768v-503h-1246v319h-1494v-501" svg:viewBox="0 0 2741 686">
          <text:p/>
        </draw:connector>
        <draw:connector draw:style-name="gr24" draw:text-style-name="P3" draw:layer="layout" svg:x1="4.343cm" svg:y1="5.862cm" svg:x2="5.87cm" svg:y2="6.422cm" draw:start-shape="id22" draw:start-glue-point="2" draw:end-shape="id19" draw:end-glue-point="0" svg:d="M4343 5862v280h1527v280" svg:viewBox="0 0 1528 561">
          <text:p/>
        </draw:connector>
        <draw:connector draw:style-name="gr25" draw:text-style-name="P3" draw:layer="layout" draw:line-skew="-0.561cm" svg:x1="4.691cm" svg:y1="3.783cm" svg:x2="5.518cm" svg:y2="6.422cm" draw:start-shape="id15" draw:start-glue-point="4" draw:end-shape="id19" draw:end-glue-point="15" svg:d="M4691 3783v759h827v1880" svg:viewBox="0 0 828 2640">
          <text:p/>
        </draw:connector>
        <draw:connector draw:style-name="gr24" draw:text-style-name="P3" draw:layer="layout" svg:x1="3.239cm" svg:y1="5.072cm" svg:x2="4.811cm" svg:y2="6.778cm" draw:start-shape="id21" draw:start-glue-point="4" draw:end-shape="id19" draw:end-glue-point="16" svg:d="M3239 5072v1706h1572" svg:viewBox="0 0 1573 1707">
          <text:p/>
        </draw:connector>
        <draw:connector draw:style-name="gr24" draw:text-style-name="P3" draw:layer="layout" svg:x1="4.174cm" svg:y1="4.491cm" svg:x2="4.811cm" svg:y2="6.601cm" draw:start-shape="id20" draw:start-glue-point="4" draw:end-shape="id19" draw:end-glue-point="17" svg:d="M4174 4491v2110h637" svg:viewBox="0 0 638 2111">
          <text:p/>
        </draw:connector>
        <draw:connector draw:style-name="gr24" draw:text-style-name="P3" draw:layer="layout" draw:line-skew="0.315cm" svg:x1="8.074cm" svg:y1="7.989cm" svg:x2="6.931cm" svg:y2="6.979cm" draw:start-shape="id7" draw:start-glue-point="6" draw:end-shape="id19" draw:end-glue-point="1" svg:d="M8074 7989h-257v-1010h-886" svg:viewBox="0 0 1144 1011">
          <text:p/>
        </draw:connector>
      </draw:page>
      <draw:page draw:name="page2" draw:style-name="dp1" draw:master-page-name="Default">
        <draw:custom-shape draw:style-name="gr26" draw:text-style-name="P5" xml:id="id25" draw:id="id25" draw:layer="layout" svg:width="1.41cm" svg:height="0.562cm" svg:x="6.575cm" svg:y="1.952cm">
          <draw:glue-point draw:id="4" svg:x="3.229cm" svg:y="-5cm"/>
          <draw:glue-point draw:id="5" svg:x="-1.781cm" svg:y="-5.014cm"/>
          <text:p text:style-name="P4">catalog</text:p>
          <draw:enhanced-geometry svg:viewBox="0 0 21600 21600" draw:type="rectangle" draw:enhanced-path="M 0 0 L 21600 0 21600 21600 0 21600 0 0 Z N"/>
        </draw:custom-shape>
        <draw:custom-shape draw:style-name="gr27" draw:text-style-name="P7" xml:id="id24" draw:id="id24" draw:layer="layout" svg:width="2.121cm" svg:height="1.114cm" svg:x="6.181cm" svg:y="5.528cm">
          <draw:glue-point draw:id="4" svg:x="5.002cm" svg:y="-1.388cm"/>
          <draw:glue-point draw:id="5" svg:x="5.002cm" svg:y="-2.987cm"/>
          <draw:glue-point draw:id="6" svg:x="5.002cm" svg:y="1.805cm"/>
          <draw:glue-point draw:id="7" svg:x="5.002cm" svg:y="3.4cm"/>
          <draw:glue-point draw:id="8" svg:x="4.287cm" svg:y="5cm"/>
          <draw:glue-point draw:id="9" svg:x="2.616cm" svg:y="5cm"/>
          <draw:glue-point draw:id="10" svg:x="0.938cm" svg:y="5cm"/>
          <draw:glue-point draw:id="11" svg:x="-2.41cm" svg:y="5cm"/>
          <draw:glue-point draw:id="12" svg:x="-0.733cm" svg:y="5cm"/>
          <draw:glue-point draw:id="13" svg:x="-4.082cm" svg:y="5cm"/>
          <draw:glue-point draw:id="14" svg:x="-3.328cm" svg:y="-5cm"/>
          <draw:glue-point draw:id="15" svg:x="-1.664cm" svg:y="-5cm"/>
          <draw:glue-point draw:id="16" svg:x="-4.997cm" svg:y="-1.805cm"/>
          <draw:glue-point draw:id="17" svg:x="-4.997cm" svg:y="-3.4cm"/>
          <draw:glue-point draw:id="18" svg:x="-4.997cm" svg:y="2.987cm"/>
          <draw:glue-point draw:id="19" svg:x="-4.997cm" svg:y="1.388cm"/>
          <text:p text:style-name="P6">cs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8" draw:layer="layout" svg:x1="6.889cm" svg:y1="5.528cm" svg:x2="7.28cm" svg:y2="2.514cm" draw:start-shape="id24" draw:start-glue-point="15" draw:end-shape="id25" draw:end-glue-point="2" svg:d="M6889 5528v-1515h391v-1499" svg:viewBox="0 0 392 3015">
          <text:p/>
        </draw:connector>
        <draw:custom-shape draw:style-name="gr29" draw:text-style-name="P9" xml:id="id27" draw:id="id27" draw:layer="layout" svg:width="1.453cm" svg:height="0.638cm" svg:x="10.024cm" svg:y="5.051cm">
          <draw:glue-point draw:id="4" svg:x="2.814cm" svg:y="4.67cm"/>
          <text:p text:style-name="P1">same_th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xml:id="id33" draw:id="id33" draw:layer="layout" svg:width="1.588cm" svg:height="0.635cm" svg:x="3.322cm" svg:y="5.089cm">
          <draw:glue-point draw:id="4" svg:x="3.18cm" svg:y="5.013cm"/>
          <text:p text:style-name="P1">len</text:p>
          <draw:enhanced-geometry svg:viewBox="0 0 21600 21600" draw:type="rectangle" draw:enhanced-path="M 0 0 L 21600 0 21600 21600 0 21600 0 0 Z N"/>
        </draw:custom-shape>
        <draw:custom-shape draw:style-name="gr31" draw:text-style-name="P9" xml:id="id32" draw:id="id32" draw:layer="layout" svg:width="1.385cm" svg:height="0.635cm" svg:x="3.425cm" svg:y="6.359cm">
          <draw:glue-point draw:id="4" svg:x="3.275cm" svg:y="-5.05cm"/>
          <draw:glue-point draw:id="5" svg:x="3.075cm" svg:y="5.014cm"/>
          <draw:glue-point draw:id="6" svg:x="-3.805cm" svg:y="5.014cm"/>
          <text:p text:style-name="P1">l_d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29" draw:id="id29" draw:layer="layout" svg:width="1.635cm" svg:height="0.721cm" svg:x="7.767cm" svg:y="7.943cm">
          <draw:glue-point draw:id="4" svg:x="3.17cm" svg:y="5.016cm"/>
          <draw:glue-point draw:id="5" svg:x="-3.051cm" svg:y="-4.993cm"/>
          <draw:glue-point draw:id="6" svg:x="-1.327cm" svg:y="-4.993cm"/>
          <text:p text:style-name="P1">l1_half_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xml:id="id26" draw:id="id26" draw:layer="layout" svg:width="1.736cm" svg:height="0.526cm" svg:x="7.954cm" svg:y="4.211cm">
          <draw:glue-point draw:id="4" svg:x="1.555cm" svg:y="5.019cm"/>
          <text:p text:style-name="P1">in_st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xml:id="id28" draw:id="id28" draw:layer="layout" svg:width="1.816cm" svg:height="0.567cm" svg:x="9.126cm" svg:y="6.659cm">
          <draw:glue-point draw:id="4" svg:x="2.5cm" svg:y="-4.984cm"/>
          <draw:glue-point draw:id="5" svg:x="-2.5cm" svg:y="-4.984cm"/>
          <draw:glue-point draw:id="6" svg:x="-5cm" svg:y="-2.503cm"/>
          <draw:glue-point draw:id="7" svg:x="-5cm" svg:y="2.496cm"/>
          <draw:glue-point draw:id="8" svg:x="-2.5cm" svg:y="5.005cm"/>
          <draw:glue-point draw:id="9" svg:x="2.5cm" svg:y="5.005cm"/>
          <draw:glue-point draw:id="10" svg:x="5cm" svg:y="-2.503cm"/>
          <draw:glue-point draw:id="11" svg:x="5cm" svg:y="2.496cm"/>
          <text:p text:style-name="P1">ho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xml:id="id30" draw:id="id30" draw:layer="layout" svg:width="1.587cm" svg:height="0.635cm" svg:x="5.545cm" svg:y="8.229cm">
          <draw:glue-point draw:id="4" svg:x="3.672cm" svg:y="5.011cm"/>
          <text:p text:style-name="P1">d_dec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7.954cm" svg:y1="4.474cm" svg:x2="7.241cm" svg:y2="5.528cm" draw:start-shape="id26" draw:start-glue-point="3" draw:end-shape="id24" draw:end-glue-point="0" svg:d="M7954 4474h-713v1054" svg:viewBox="0 0 714 1055">
          <text:p/>
        </draw:connector>
        <draw:connector draw:style-name="gr23" draw:text-style-name="P3" draw:layer="layout" svg:x1="10.024cm" svg:y1="5.37cm" svg:x2="8.301cm" svg:y2="5.931cm" draw:start-shape="id27" draw:start-glue-point="3" draw:end-shape="id24" draw:end-glue-point="4" svg:d="M10024 5370h-853v561h-870" svg:viewBox="0 0 1724 562">
          <text:p/>
        </draw:connector>
        <draw:connector draw:style-name="gr23" draw:text-style-name="P3" draw:layer="layout" svg:x1="10.034cm" svg:y1="6.659cm" svg:x2="8.301cm" svg:y2="6.286cm" draw:start-shape="id28" draw:start-glue-point="0" draw:end-shape="id24" draw:end-glue-point="6" svg:d="M10034 6659v-373h-1733" svg:viewBox="0 0 1734 374">
          <text:p/>
        </draw:connector>
        <draw:connector draw:style-name="gr23" draw:text-style-name="P3" draw:layer="layout" svg:x1="8.584cm" svg:y1="7.943cm" svg:x2="7.795cm" svg:y2="6.642cm" draw:start-shape="id29" draw:start-glue-point="0" draw:end-shape="id24" draw:end-glue-point="9" svg:d="M8584 7943v-642h-789v-659" svg:viewBox="0 0 790 1302">
          <text:p/>
        </draw:connector>
        <draw:connector draw:style-name="gr23" draw:text-style-name="P3" draw:layer="layout" svg:x1="6.338cm" svg:y1="8.229cm" svg:x2="7.241cm" svg:y2="6.642cm" draw:start-shape="id30" draw:start-glue-point="0" draw:end-shape="id24" draw:end-glue-point="2" svg:d="M6338 8229v-785h903v-802" svg:viewBox="0 0 904 1588">
          <text:p/>
        </draw:connector>
        <draw:custom-shape draw:style-name="gr36" draw:text-style-name="P9" xml:id="id31" draw:id="id31" draw:layer="layout" svg:width="1.27cm" svg:height="0.635cm" svg:x="3.222cm" svg:y="3.467cm">
          <draw:glue-point draw:id="4" svg:x="5.004cm" svg:y="1.67cm"/>
          <draw:glue-point draw:id="5" svg:x="5.004cm" svg:y="-1.67cm"/>
          <draw:glue-point draw:id="6" svg:x="-2.778cm" svg:y="-4.996cm"/>
          <draw:glue-point draw:id="7" svg:x="2.778cm" svg:y="-4.996cm"/>
          <draw:glue-point draw:id="8" svg:x="-5.003cm" svg:y="-1.625cm"/>
          <draw:glue-point draw:id="9" svg:x="-5cm" svg:y="-2.999cm"/>
          <draw:glue-point draw:id="10" svg:x="-5cm" svg:y="1.001cm"/>
          <draw:glue-point draw:id="11" svg:x="-5cm" svg:y="3.005cm"/>
          <text:p text:style-name="P1">solv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" draw:layer="layout" svg:x1="4.492cm" svg:y1="3.678cm" svg:x2="6.536cm" svg:y2="5.528cm" draw:start-shape="id31" draw:start-glue-point="5" draw:end-shape="id24" draw:end-glue-point="14" svg:d="M4492 3678h2044v1850" svg:viewBox="0 0 2045 1851">
          <text:p/>
        </draw:connector>
        <draw:connector draw:style-name="gr23" draw:text-style-name="P3" draw:layer="layout" svg:x1="4.81cm" svg:y1="6.676cm" svg:x2="6.73cm" svg:y2="6.642cm" draw:start-shape="id32" draw:start-glue-point="1" draw:end-shape="id24" draw:end-glue-point="11" svg:d="M4810 6676h676v484h1244v-518" svg:viewBox="0 0 1921 519">
          <text:p/>
        </draw:connector>
        <draw:connector draw:style-name="gr23" draw:text-style-name="P3" draw:layer="layout" svg:x1="4.91cm" svg:y1="5.406cm" svg:x2="6.181cm" svg:y2="6.085cm" draw:start-shape="id33" draw:start-glue-point="1" draw:end-shape="id24" draw:end-glue-point="3" svg:d="M4910 5406h627v679h644" svg:viewBox="0 0 1272 680">
          <text:p/>
        </draw:connector>
      </draw:page>
      <draw:page draw:name="page3" draw:style-name="dp1" draw:master-page-name="Default">
        <draw:custom-shape draw:style-name="gr37" draw:text-style-name="P7" xml:id="id35" draw:id="id35" draw:layer="layout" svg:width="2.947cm" svg:height="1.655cm" svg:x="5.445cm" svg:y="5.342cm">
          <draw:glue-point draw:id="4" svg:x="2.5cm" svg:y="-4.984cm"/>
          <draw:glue-point draw:id="5" svg:x="-2.5cm" svg:y="-4.984cm"/>
          <draw:glue-point draw:id="6" svg:x="-5cm" svg:y="-2.503cm"/>
          <draw:glue-point draw:id="7" svg:x="-5cm" svg:y="2.496cm"/>
          <draw:glue-point draw:id="8" svg:x="-2.5cm" svg:y="5.005cm"/>
          <draw:glue-point draw:id="9" svg:x="2.5cm" svg:y="5.005cm"/>
          <draw:glue-point draw:id="10" svg:x="5cm" svg:y="-2.503cm"/>
          <draw:glue-point draw:id="11" svg:x="5cm" svg:y="2.496cm"/>
          <text:p text:style-name="P6">ho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" xml:id="id41" draw:id="id41" draw:layer="layout" svg:width="1.905cm" svg:height="0.635cm" svg:x="1.652cm" svg:y="4.71cm">
          <draw:glue-point draw:id="4" svg:x="5.002cm" svg:y="-1.388cm"/>
          <draw:glue-point draw:id="5" svg:x="5.002cm" svg:y="-2.987cm"/>
          <draw:glue-point draw:id="6" svg:x="5.002cm" svg:y="1.805cm"/>
          <draw:glue-point draw:id="7" svg:x="5.002cm" svg:y="3.4cm"/>
          <draw:glue-point draw:id="8" svg:x="4.287cm" svg:y="5cm"/>
          <draw:glue-point draw:id="9" svg:x="2.616cm" svg:y="5cm"/>
          <draw:glue-point draw:id="10" svg:x="0.938cm" svg:y="5cm"/>
          <draw:glue-point draw:id="11" svg:x="-2.41cm" svg:y="5cm"/>
          <draw:glue-point draw:id="12" svg:x="-0.733cm" svg:y="5cm"/>
          <draw:glue-point draw:id="13" svg:x="-4.082cm" svg:y="5cm"/>
          <draw:glue-point draw:id="14" svg:x="-3.328cm" svg:y="-5cm"/>
          <draw:glue-point draw:id="15" svg:x="-1.664cm" svg:y="-5cm"/>
          <draw:glue-point draw:id="16" svg:x="-4.997cm" svg:y="-1.805cm"/>
          <draw:glue-point draw:id="17" svg:x="-4.997cm" svg:y="-3.4cm"/>
          <draw:glue-point draw:id="18" svg:x="-4.997cm" svg:y="2.987cm"/>
          <draw:glue-point draw:id="19" svg:x="-4.997cm" svg:y="1.388cm"/>
          <text:p text:style-name="P4">cs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xml:id="id34" draw:id="id34" draw:layer="layout" svg:width="1.309cm" svg:height="0.635cm" svg:x="9.851cm" svg:y="2.024cm">
          <text:p text:style-name="P1">h1</text:p>
          <draw:enhanced-geometry svg:viewBox="0 0 21600 21600" draw:type="rectangle" draw:enhanced-path="M 0 0 L 21600 0 21600 21600 0 21600 0 0 Z N"/>
        </draw:custom-shape>
        <draw:custom-shape draw:style-name="gr39" draw:text-style-name="P9" xml:id="id36" draw:id="id36" draw:layer="layout" svg:width="1.309cm" svg:height="0.635cm" svg:x="9.851cm" svg:y="3.294cm">
          <text:p text:style-name="P1">h2</text:p>
          <draw:enhanced-geometry svg:viewBox="0 0 21600 21600" draw:type="rectangle" draw:enhanced-path="M 0 0 L 21600 0 21600 21600 0 21600 0 0 Z N"/>
        </draw:custom-shape>
        <draw:custom-shape draw:style-name="gr39" draw:text-style-name="P9" xml:id="id39" draw:id="id39" draw:layer="layout" svg:width="1.309cm" svg:height="0.635cm" svg:x="9.89cm" svg:y="7.232cm">
          <text:p text:style-name="P1">h5</text:p>
          <draw:enhanced-geometry svg:viewBox="0 0 21600 21600" draw:type="rectangle" draw:enhanced-path="M 0 0 L 21600 0 21600 21600 0 21600 0 0 Z N"/>
        </draw:custom-shape>
        <draw:custom-shape draw:style-name="gr39" draw:text-style-name="P9" xml:id="id38" draw:id="id38" draw:layer="layout" svg:width="1.309cm" svg:height="0.635cm" svg:x="9.851cm" svg:y="6.134cm">
          <text:p text:style-name="P1">h4</text:p>
          <draw:enhanced-geometry svg:viewBox="0 0 21600 21600" draw:type="rectangle" draw:enhanced-path="M 0 0 L 21600 0 21600 21600 0 21600 0 0 Z N"/>
        </draw:custom-shape>
        <draw:custom-shape draw:style-name="gr39" draw:text-style-name="P9" xml:id="id37" draw:id="id37" draw:layer="layout" svg:width="1.309cm" svg:height="0.635cm" svg:x="9.851cm" svg:y="4.764cm">
          <text:p text:style-name="P1">h3</text:p>
          <draw:enhanced-geometry svg:viewBox="0 0 21600 21600" draw:type="rectangle" draw:enhanced-path="M 0 0 L 21600 0 21600 21600 0 21600 0 0 Z N"/>
        </draw:custom-shape>
        <draw:custom-shape draw:style-name="gr39" draw:text-style-name="P9" xml:id="id40" draw:id="id40" draw:layer="layout" svg:width="1.309cm" svg:height="0.635cm" svg:x="9.89cm" svg:y="8.302cm">
          <text:p text:style-name="P1">h6</text:p>
          <draw:enhanced-geometry svg:viewBox="0 0 21600 21600" draw:type="rectangle" draw:enhanced-path="M 0 0 L 21600 0 21600 21600 0 21600 0 0 Z N"/>
        </draw:custom-shape>
        <draw:custom-shape draw:style-name="gr38" draw:text-style-name="P5" xml:id="id42" draw:id="id42" draw:layer="layout" svg:width="1.905cm" svg:height="0.635cm" svg:x="1.952cm" svg:y="7.08cm">
          <draw:glue-point draw:id="4" svg:x="5.002cm" svg:y="-1.388cm"/>
          <draw:glue-point draw:id="5" svg:x="5.002cm" svg:y="-2.987cm"/>
          <draw:glue-point draw:id="6" svg:x="5.002cm" svg:y="1.805cm"/>
          <draw:glue-point draw:id="7" svg:x="5.002cm" svg:y="3.4cm"/>
          <draw:glue-point draw:id="8" svg:x="4.287cm" svg:y="5cm"/>
          <draw:glue-point draw:id="9" svg:x="2.616cm" svg:y="5cm"/>
          <draw:glue-point draw:id="10" svg:x="0.938cm" svg:y="5cm"/>
          <draw:glue-point draw:id="11" svg:x="-2.41cm" svg:y="5cm"/>
          <draw:glue-point draw:id="12" svg:x="-0.733cm" svg:y="5cm"/>
          <draw:glue-point draw:id="13" svg:x="-4.082cm" svg:y="5cm"/>
          <draw:glue-point draw:id="14" svg:x="-3.328cm" svg:y="-5cm"/>
          <draw:glue-point draw:id="15" svg:x="-1.664cm" svg:y="-5cm"/>
          <draw:glue-point draw:id="16" svg:x="-4.997cm" svg:y="-1.805cm"/>
          <draw:glue-point draw:id="17" svg:x="-4.997cm" svg:y="-3.4cm"/>
          <draw:glue-point draw:id="18" svg:x="-4.997cm" svg:y="2.987cm"/>
          <draw:glue-point draw:id="19" svg:x="-4.997cm" svg:y="1.388cm"/>
          <text:p text:style-name="P4">assignm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0" draw:layer="layout" svg:x1="9.851cm" svg:y1="2.341cm" svg:x2="6.182cm" svg:y2="5.345cm" draw:start-shape="id34" draw:start-glue-point="3" draw:end-shape="id35" draw:end-glue-point="5" svg:d="M9851 2341h-3669v3004" svg:viewBox="0 0 3670 3005">
          <text:p/>
        </draw:connector>
        <draw:connector draw:style-name="gr40" draw:text-style-name="P10" draw:layer="layout" svg:x1="9.851cm" svg:y1="3.611cm" svg:x2="6.918cm" svg:y2="5.342cm" draw:start-shape="id36" draw:start-glue-point="3" draw:end-shape="id35" draw:end-glue-point="0" svg:d="M9851 3611h-2933v1731" svg:viewBox="0 0 2934 1732">
          <text:p/>
        </draw:connector>
        <draw:connector draw:style-name="gr40" draw:text-style-name="P10" draw:layer="layout" svg:x1="10.505cm" svg:y1="4.764cm" svg:x2="7.654cm" svg:y2="5.345cm" draw:start-shape="id37" draw:start-glue-point="0" draw:end-shape="id35" draw:end-glue-point="4" svg:d="M10505 4764v-502h-2851v1083" svg:viewBox="0 0 2852 1084">
          <text:p/>
        </draw:connector>
        <draw:connector draw:style-name="gr40" draw:text-style-name="P10" draw:layer="layout" svg:x1="9.851cm" svg:y1="6.451cm" svg:x2="8.392cm" svg:y2="6.169cm" draw:start-shape="id38" draw:start-glue-point="3" draw:end-shape="id35" draw:end-glue-point="1" svg:d="M9851 6451h-722v-282h-737" svg:viewBox="0 0 1460 283">
          <text:p/>
        </draw:connector>
        <draw:connector draw:style-name="gr40" draw:text-style-name="P10" draw:layer="layout" svg:x1="9.89cm" svg:y1="7.549cm" svg:x2="7.654cm" svg:y2="6.997cm" draw:start-shape="id39" draw:start-glue-point="3" draw:end-shape="id35" draw:end-glue-point="9" svg:d="M9890 7549h-2236v-552" svg:viewBox="0 0 2237 553">
          <text:p/>
        </draw:connector>
        <draw:connector draw:style-name="gr40" draw:text-style-name="P10" draw:layer="layout" svg:x1="9.89cm" svg:y1="8.619cm" svg:x2="6.918cm" svg:y2="6.997cm" draw:start-shape="id40" draw:start-glue-point="3" draw:end-shape="id35" draw:end-glue-point="2" svg:d="M9890 8619h-2972v-1622" svg:viewBox="0 0 2973 1623">
          <text:p/>
        </draw:connector>
        <draw:connector draw:style-name="gr41" draw:text-style-name="P11" draw:layer="layout" svg:x1="5.445cm" svg:y1="5.755cm" svg:x2="3.556cm" svg:y2="5.141cm" draw:start-shape="id35" draw:start-glue-point="6" draw:end-shape="id41" draw:end-glue-point="6" svg:d="M5445 5755h-953v-614h-936" svg:viewBox="0 0 1890 615">
          <text:p/>
        </draw:connector>
        <draw:connector draw:style-name="gr41" draw:text-style-name="P11" draw:layer="layout" svg:x1="5.445cm" svg:y1="6.582cm" svg:x2="3.856cm" svg:y2="7.309cm" draw:start-shape="id35" draw:start-glue-point="7" draw:end-shape="id42" draw:end-glue-point="4" svg:d="M5445 6582h-803v727h-786" svg:viewBox="0 0 1590 728">
          <text:p/>
        </draw:connector>
      </draw:page>
      <draw:page draw:name="page4" draw:style-name="dp1" draw:master-page-name="Default">
        <draw:custom-shape draw:style-name="gr42" draw:text-style-name="P7" xml:id="id44" draw:id="id44" draw:layer="layout" svg:width="3.81cm" svg:height="1.655cm" svg:x="5.445cm" svg:y="5.342cm">
          <draw:glue-point draw:id="4" svg:x="2.5cm" svg:y="-4.984cm"/>
          <draw:glue-point draw:id="5" svg:x="-2.5cm" svg:y="-4.984cm"/>
          <draw:glue-point draw:id="6" svg:x="-5cm" svg:y="-2.503cm"/>
          <draw:glue-point draw:id="7" svg:x="-5cm" svg:y="2.496cm"/>
          <draw:glue-point draw:id="8" svg:x="-2.5cm" svg:y="5.005cm"/>
          <draw:glue-point draw:id="9" svg:x="2.5cm" svg:y="5.005cm"/>
          <draw:glue-point draw:id="10" svg:x="5cm" svg:y="-2.503cm"/>
          <draw:glue-point draw:id="11" svg:x="5cm" svg:y="2.496cm"/>
          <draw:glue-point draw:id="12" svg:x="-4.167cm" svg:y="-5.111cm"/>
          <text:p text:style-name="P6">assign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9" xml:id="id49" draw:id="id49" draw:layer="layout" svg:width="1.61cm" svg:height="0.952cm" svg:x="10.502cm" svg:y="4.175cm">
          <draw:glue-point draw:id="4" svg:x="5.004cm" svg:y="1.67cm"/>
          <draw:glue-point draw:id="5" svg:x="5.004cm" svg:y="-1.67cm"/>
          <draw:glue-point draw:id="6" svg:x="-2.778cm" svg:y="-4.996cm"/>
          <draw:glue-point draw:id="7" svg:x="2.778cm" svg:y="-4.996cm"/>
          <draw:glue-point draw:id="8" svg:x="-5.003cm" svg:y="-1.625cm"/>
          <draw:glue-point draw:id="9" svg:x="-5cm" svg:y="-2.999cm"/>
          <draw:glue-point draw:id="10" svg:x="-5cm" svg:y="1.001cm"/>
          <draw:glue-point draw:id="11" svg:x="-5cm" svg:y="3.005cm"/>
          <text:p text:style-name="P1">sol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xml:id="id51" draw:id="id51" draw:layer="layout" svg:width="1.453cm" svg:height="0.638cm" svg:x="2.722cm" svg:y="2.587cm">
          <draw:glue-point draw:id="4" svg:x="2.814cm" svg:y="4.67cm"/>
          <text:p text:style-name="P1">same_th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xml:id="id48" draw:id="id48" draw:layer="layout" svg:width="1.466cm" svg:height="0.953cm" svg:x="10.429cm" svg:y="7.232cm">
          <draw:glue-point draw:id="4" svg:x="2.235cm" svg:y="-4.991cm"/>
          <draw:glue-point draw:id="5" svg:x="5.001cm" svg:y="-2.971cm"/>
          <draw:glue-point draw:id="6" svg:x="5.001cm" svg:y="3.099cm"/>
          <draw:glue-point draw:id="7" svg:x="2.779cm" svg:y="5.006cm"/>
          <draw:glue-point draw:id="8" svg:x="1.669cm" svg:y="5.006cm"/>
          <draw:glue-point draw:id="9" svg:x="5.001cm" svg:y="1.077cm"/>
          <draw:glue-point draw:id="10" svg:x="5.001cm" svg:y="-0.95cm"/>
          <draw:glue-point draw:id="11" svg:x="-2.775cm" svg:y="5.006cm"/>
          <draw:glue-point draw:id="12" svg:x="-1.666cm" svg:y="5.006cm"/>
          <draw:glue-point draw:id="13" svg:x="-3.888cm" svg:y="5.006cm"/>
          <draw:glue-point draw:id="14" svg:x="-5.005cm" svg:y="-4.139cm"/>
          <draw:glue-point draw:id="15" svg:x="-5.005cm" svg:y="1.938cm"/>
          <draw:glue-point draw:id="16" svg:x="-5.005cm" svg:y="-2.11cm"/>
          <draw:glue-point draw:id="17" svg:x="-5.005cm" svg:y="3.96cm"/>
          <text:p text:style-name="P2">ma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9" xml:id="id53" draw:id="id53" draw:layer="layout" svg:width="1.27cm" svg:height="0.417cm" svg:x="1.952cm" svg:y="4.71cm">
          <draw:glue-point draw:id="4" svg:x="3.18cm" svg:y="5.013cm"/>
          <text:p text:style-name="P1">len</text:p>
          <draw:enhanced-geometry svg:viewBox="0 0 21600 21600" draw:type="rectangle" draw:enhanced-path="M 0 0 L 21600 0 21600 21600 0 21600 0 0 Z N"/>
        </draw:custom-shape>
        <draw:custom-shape draw:style-name="gr46" draw:text-style-name="P9" xml:id="id45" draw:id="id45" draw:layer="layout" svg:width="1.385cm" svg:height="0.535cm" svg:x="2.27cm" svg:y="7.132cm">
          <draw:glue-point draw:id="4" svg:x="3.275cm" svg:y="-5.05cm"/>
          <draw:glue-point draw:id="5" svg:x="3.075cm" svg:y="5.014cm"/>
          <draw:glue-point draw:id="6" svg:x="-3.805cm" svg:y="5.014cm"/>
          <text:p text:style-name="P1">l_d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46" draw:id="id46" draw:layer="layout" svg:width="1.635cm" svg:height="0.721cm" svg:x="4.445cm" svg:y="8.534cm">
          <draw:glue-point draw:id="4" svg:x="3.17cm" svg:y="5.016cm"/>
          <draw:glue-point draw:id="5" svg:x="-3.051cm" svg:y="-4.993cm"/>
          <draw:glue-point draw:id="6" svg:x="-1.327cm" svg:y="-4.993cm"/>
          <text:p text:style-name="P1">l1_half_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9" xml:id="id50" draw:id="id50" draw:layer="layout" svg:width="1.77cm" svg:height="0.635cm" svg:x="8.62cm" svg:y="2.905cm">
          <draw:glue-point draw:id="4" svg:x="1.555cm" svg:y="5.019cm"/>
          <text:p text:style-name="P1">in_st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9" xml:id="id47" draw:id="id47" draw:layer="layout" svg:width="1.677cm" svg:height="0.635cm" svg:x="8.62cm" svg:y="8.62cm">
          <draw:glue-point draw:id="4" svg:x="2.5cm" svg:y="-4.984cm"/>
          <draw:glue-point draw:id="5" svg:x="-2.5cm" svg:y="-4.984cm"/>
          <draw:glue-point draw:id="6" svg:x="-5cm" svg:y="-2.503cm"/>
          <draw:glue-point draw:id="7" svg:x="-5cm" svg:y="2.496cm"/>
          <draw:glue-point draw:id="8" svg:x="-2.5cm" svg:y="5.005cm"/>
          <draw:glue-point draw:id="9" svg:x="2.5cm" svg:y="5.005cm"/>
          <draw:glue-point draw:id="10" svg:x="5cm" svg:y="-2.503cm"/>
          <draw:glue-point draw:id="11" svg:x="5cm" svg:y="2.496cm"/>
          <text:p text:style-name="P1">ho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9" xml:id="id43" draw:id="id43" draw:layer="layout" svg:width="1.367cm" svg:height="0.437cm" svg:x="1.635cm" svg:y="5.762cm">
          <draw:glue-point draw:id="4" svg:x="3.672cm" svg:y="5.011cm"/>
          <text:p text:style-name="P1">d_dec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3.002cm" svg:y1="5.98cm" svg:x2="5.445cm" svg:y2="6.169cm" draw:start-shape="id43" draw:start-glue-point="1" draw:end-shape="id44" draw:end-glue-point="3" svg:d="M3002 5980h1213v189h1230" svg:viewBox="0 0 2444 190">
          <text:p/>
        </draw:connector>
        <draw:connector draw:style-name="gr23" draw:text-style-name="P3" draw:layer="layout" svg:x1="2.962cm" svg:y1="7.132cm" svg:x2="5.445cm" svg:y2="6.582cm" draw:start-shape="id45" draw:start-glue-point="0" draw:end-shape="id44" draw:end-glue-point="7" svg:d="M2962 7132v-550h2483" svg:viewBox="0 0 2484 551">
          <text:p/>
        </draw:connector>
        <draw:connector draw:style-name="gr23" draw:text-style-name="P3" draw:layer="layout" svg:x1="5.262cm" svg:y1="8.534cm" svg:x2="6.398cm" svg:y2="6.997cm" draw:start-shape="id46" draw:start-glue-point="0" draw:end-shape="id44" draw:end-glue-point="8" svg:d="M5262 8534v-761h1136v-776" svg:viewBox="0 0 1137 1538">
          <text:p/>
        </draw:connector>
        <draw:connector draw:style-name="gr23" draw:text-style-name="P3" draw:layer="layout" svg:x1="9.458cm" svg:y1="8.62cm" svg:x2="7.35cm" svg:y2="6.997cm" draw:start-shape="id47" draw:start-glue-point="0" draw:end-shape="id44" draw:end-glue-point="2" svg:d="M9458 8620v-804h-2108v-819" svg:viewBox="0 0 2109 1624">
          <text:p/>
        </draw:connector>
        <draw:connector draw:style-name="gr23" draw:text-style-name="P3" draw:layer="layout" svg:x1="11.162cm" svg:y1="7.232cm" svg:x2="9.255cm" svg:y2="6.582cm" draw:start-shape="id48" draw:start-glue-point="0" draw:end-shape="id44" draw:end-glue-point="11" svg:d="M11162 7232v-650h-1907" svg:viewBox="0 0 1908 651">
          <text:p/>
        </draw:connector>
        <draw:connector draw:style-name="gr23" draw:text-style-name="P3" draw:layer="layout" svg:x1="11.307cm" svg:y1="5.127cm" svg:x2="9.255cm" svg:y2="6.169cm" draw:start-shape="id49" draw:start-glue-point="2" draw:end-shape="id44" draw:end-glue-point="1" svg:d="M11307 5127v1042h-2052" svg:viewBox="0 0 2053 1043">
          <text:p/>
        </draw:connector>
        <draw:connector draw:style-name="gr23" draw:text-style-name="P3" draw:layer="layout" svg:x1="9.505cm" svg:y1="3.54cm" svg:x2="7.35cm" svg:y2="5.342cm" draw:start-shape="id50" draw:start-glue-point="2" draw:end-shape="id44" draw:end-glue-point="0" svg:d="M9505 3540v892h-2155v910" svg:viewBox="0 0 2156 1803">
          <text:p/>
        </draw:connector>
        <draw:connector draw:style-name="gr23" draw:text-style-name="P3" draw:layer="layout" svg:x1="3.448cm" svg:y1="3.225cm" svg:x2="5.763cm" svg:y2="5.342cm" draw:start-shape="id51" draw:start-glue-point="2" draw:end-shape="id44" draw:end-glue-point="12" svg:d="M3448 3225v1050h2315v1067" svg:viewBox="0 0 2316 2118">
          <text:p/>
        </draw:connector>
        <draw:custom-shape draw:style-name="gr38" draw:text-style-name="P5" xml:id="id52" draw:id="id52" draw:layer="layout" svg:width="1.905cm" svg:height="0.635cm" svg:x="6.079cm" svg:y="3.305cm">
          <draw:glue-point draw:id="4" svg:x="5.002cm" svg:y="-1.388cm"/>
          <draw:glue-point draw:id="5" svg:x="5.002cm" svg:y="-2.987cm"/>
          <draw:glue-point draw:id="6" svg:x="5.002cm" svg:y="1.805cm"/>
          <draw:glue-point draw:id="7" svg:x="5.002cm" svg:y="3.4cm"/>
          <draw:glue-point draw:id="8" svg:x="4.287cm" svg:y="5cm"/>
          <draw:glue-point draw:id="9" svg:x="2.616cm" svg:y="5cm"/>
          <draw:glue-point draw:id="10" svg:x="0.938cm" svg:y="5cm"/>
          <draw:glue-point draw:id="11" svg:x="-2.41cm" svg:y="5cm"/>
          <draw:glue-point draw:id="12" svg:x="-0.733cm" svg:y="5cm"/>
          <draw:glue-point draw:id="13" svg:x="-4.082cm" svg:y="5cm"/>
          <draw:glue-point draw:id="14" svg:x="-3.328cm" svg:y="-5cm"/>
          <draw:glue-point draw:id="15" svg:x="-1.664cm" svg:y="-5cm"/>
          <draw:glue-point draw:id="16" svg:x="-4.997cm" svg:y="-1.805cm"/>
          <draw:glue-point draw:id="17" svg:x="-4.997cm" svg:y="-3.4cm"/>
          <draw:glue-point draw:id="18" svg:x="-4.997cm" svg:y="2.987cm"/>
          <draw:glue-point draw:id="19" svg:x="-4.997cm" svg:y="1.388cm"/>
          <text:p text:style-name="P4">cs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3" draw:layer="layout" svg:x1="6.398cm" svg:y1="5.345cm" svg:x2="6.892cm" svg:y2="3.939cm" draw:start-shape="id44" draw:start-glue-point="5" draw:end-shape="id52" draw:end-glue-point="12" svg:d="M6398 5345v-713h494v-693" svg:viewBox="0 0 495 1407">
          <text:p/>
        </draw:connector>
        <draw:connector draw:style-name="gr23" draw:text-style-name="P3" draw:layer="layout" svg:x1="3.222cm" svg:y1="4.918cm" svg:x2="5.445cm" svg:y2="5.755cm" draw:start-shape="id53" draw:start-glue-point="1" draw:end-shape="id44" draw:end-glue-point="6" svg:d="M3222 4918h1103v837h1120" svg:viewBox="0 0 2224 838">
          <text:p/>
        </draw:connector>
      </draw:page>
      <draw:page draw:name="page5" draw:style-name="dp1" draw:master-page-name="Default">
        <draw:custom-shape draw:style-name="gr29" draw:text-style-name="P9" xml:id="id58" draw:id="id58" draw:layer="layout" svg:width="1.453cm" svg:height="0.638cm" svg:x="2.27cm" svg:y="3.54cm">
          <draw:glue-point draw:id="4" svg:x="2.814cm" svg:y="4.67cm"/>
          <text:p text:style-name="P1">same_th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xml:id="id54" draw:id="id54" draw:layer="layout" svg:width="2.1cm" svg:height="2.54cm" svg:x="6.202cm" svg:y="4.175cm">
          <draw:glue-point draw:id="4" svg:x="2.235cm" svg:y="-4.991cm"/>
          <draw:glue-point draw:id="5" svg:x="5.001cm" svg:y="-2.971cm"/>
          <draw:glue-point draw:id="6" svg:x="5.001cm" svg:y="3.099cm"/>
          <draw:glue-point draw:id="7" svg:x="2.779cm" svg:y="5.006cm"/>
          <draw:glue-point draw:id="8" svg:x="1.669cm" svg:y="5.006cm"/>
          <draw:glue-point draw:id="9" svg:x="5.001cm" svg:y="1.077cm"/>
          <draw:glue-point draw:id="10" svg:x="5.001cm" svg:y="-0.95cm"/>
          <draw:glue-point draw:id="11" svg:x="-2.775cm" svg:y="5.006cm"/>
          <draw:glue-point draw:id="12" svg:x="-1.666cm" svg:y="5.006cm"/>
          <draw:glue-point draw:id="13" svg:x="-3.888cm" svg:y="5.006cm"/>
          <draw:glue-point draw:id="14" svg:x="-5.005cm" svg:y="-4.139cm"/>
          <draw:glue-point draw:id="15" svg:x="-5.005cm" svg:y="1.938cm"/>
          <draw:glue-point draw:id="16" svg:x="-5.005cm" svg:y="-2.11cm"/>
          <draw:glue-point draw:id="17" svg:x="-5.005cm" svg:y="3.96cm"/>
          <text:p text:style-name="P13">ma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xml:id="id59" draw:id="id59" draw:layer="layout" svg:width="1.223cm" svg:height="0.363cm" svg:x="1.499cm" svg:y="4.882cm">
          <draw:glue-point draw:id="4" svg:x="3.18cm" svg:y="5.013cm"/>
          <text:p text:style-name="P1">len</text:p>
          <draw:enhanced-geometry svg:viewBox="0 0 21600 21600" draw:type="rectangle" draw:enhanced-path="M 0 0 L 21600 0 21600 21600 0 21600 0 0 Z N"/>
        </draw:custom-shape>
        <draw:custom-shape draw:style-name="gr32" draw:text-style-name="P9" xml:id="id61" draw:id="id61" draw:layer="layout" svg:width="1.635cm" svg:height="0.721cm" svg:x="3.457cm" svg:y="7.899cm">
          <draw:glue-point draw:id="4" svg:x="3.17cm" svg:y="5.016cm"/>
          <draw:glue-point draw:id="5" svg:x="-3.051cm" svg:y="-4.993cm"/>
          <draw:glue-point draw:id="6" svg:x="-1.327cm" svg:y="-4.993cm"/>
          <text:p text:style-name="P1">l1_half_l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57" draw:id="id57" draw:layer="layout" svg:width="1.453cm" svg:height="0.526cm" svg:x="3.039cm" svg:y="2.061cm">
          <draw:glue-point draw:id="4" svg:x="1.555cm" svg:y="5.019cm"/>
          <text:p text:style-name="P1">in_st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xml:id="id63" draw:id="id63" draw:layer="layout" svg:width="1.587cm" svg:height="0.635cm" svg:x="7.92cm" svg:y="8.62cm">
          <text:p text:style-name="P1">h6</text:p>
          <draw:enhanced-geometry svg:viewBox="0 0 21600 21600" draw:type="rectangle" draw:enhanced-path="M 0 0 L 21600 0 21600 21600 0 21600 0 0 Z N"/>
        </draw:custom-shape>
        <draw:custom-shape draw:style-name="gr53" draw:text-style-name="P9" xml:id="id64" draw:id="id64" draw:layer="layout" svg:width="1.626cm" svg:height="0.555cm" svg:x="10.169cm" svg:y="7.232cm">
          <text:p text:style-name="P1">h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9" xml:id="id67" draw:id="id67" draw:layer="layout" svg:width="1.625cm" svg:height="0.553cm" svg:x="10.17cm" svg:y="3.622cm">
          <text:p text:style-name="P1">h4</text:p>
          <draw:enhanced-geometry svg:viewBox="0 0 21600 21600" draw:type="rectangle" draw:enhanced-path="M 0 0 L 21600 0 21600 21600 0 21600 0 0 Z N"/>
        </draw:custom-shape>
        <draw:custom-shape draw:style-name="gr55" draw:text-style-name="P9" xml:id="id66" draw:id="id66" draw:layer="layout" svg:width="1.587cm" svg:height="0.673cm" svg:x="10.525cm" svg:y="4.492cm">
          <text:p text:style-name="P1">h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9" xml:id="id60" draw:id="id60" draw:layer="layout" svg:width="1.367cm" svg:height="0.437cm" svg:x="1.887cm" svg:y="6.595cm">
          <draw:glue-point draw:id="4" svg:x="3.672cm" svg:y="5.011cm"/>
          <text:p text:style-name="P1">d_dec</text:p>
          <draw:enhanced-geometry svg:viewBox="0 0 21600 21600" draw:type="rectangle" draw:enhanced-path="M 0 0 L 21600 0 21600 21600 0 21600 0 0 Z N"/>
        </draw:custom-shape>
        <draw:custom-shape draw:style-name="gr56" draw:text-style-name="P9" xml:id="id56" draw:id="id56" draw:layer="layout" svg:width="1.803cm" svg:height="0.797cm" svg:x="9.355cm" svg:y="2.543cm">
          <draw:glue-point draw:id="4" svg:x="5.002cm" svg:y="-1.388cm"/>
          <draw:glue-point draw:id="5" svg:x="5.002cm" svg:y="-2.987cm"/>
          <draw:glue-point draw:id="6" svg:x="5.002cm" svg:y="1.805cm"/>
          <draw:glue-point draw:id="7" svg:x="5.002cm" svg:y="3.4cm"/>
          <draw:glue-point draw:id="8" svg:x="4.287cm" svg:y="5cm"/>
          <draw:glue-point draw:id="9" svg:x="2.616cm" svg:y="5cm"/>
          <draw:glue-point draw:id="10" svg:x="0.938cm" svg:y="5cm"/>
          <draw:glue-point draw:id="11" svg:x="-2.41cm" svg:y="5cm"/>
          <draw:glue-point draw:id="12" svg:x="-0.733cm" svg:y="5cm"/>
          <draw:glue-point draw:id="13" svg:x="-4.082cm" svg:y="5cm"/>
          <draw:glue-point draw:id="14" svg:x="-3.328cm" svg:y="-5cm"/>
          <draw:glue-point draw:id="15" svg:x="-1.664cm" svg:y="-5cm"/>
          <draw:glue-point draw:id="16" svg:x="-4.997cm" svg:y="-1.805cm"/>
          <draw:glue-point draw:id="17" svg:x="-4.997cm" svg:y="-3.4cm"/>
          <draw:glue-point draw:id="18" svg:x="-4.997cm" svg:y="2.987cm"/>
          <draw:glue-point draw:id="19" svg:x="-4.997cm" svg:y="1.388cm"/>
          <text:p text:style-name="P1">cs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9" xml:id="id55" draw:id="id55" draw:layer="layout" svg:width="1.905cm" svg:height="0.865cm" svg:x="5.897cm" svg:y="1.435cm">
          <draw:glue-point draw:id="4" svg:x="-2.838cm" svg:y="-4.859cm"/>
          <draw:glue-point draw:id="5" svg:x="2.122cm" svg:y="-4.996cm"/>
          <draw:glue-point draw:id="6" svg:x="-1.563cm" svg:y="-4.996cm"/>
          <draw:glue-point draw:id="7" svg:x="-4.138cm" svg:y="-4.996cm"/>
          <draw:glue-point draw:id="8" svg:x="1.014cm" svg:y="-4.996cm"/>
          <draw:glue-point draw:id="9" svg:x="3.589cm" svg:y="-4.996cm"/>
          <draw:glue-point draw:id="10" svg:x="-4.998cm" svg:y="-2.563cm"/>
          <draw:glue-point draw:id="11" svg:x="5.002cm" svg:y="-3.103cm"/>
          <draw:glue-point draw:id="12" svg:x="5.002cm" svg:y="-1.407cm"/>
          <draw:glue-point draw:id="13" svg:x="5.002cm" svg:y="1.99cm"/>
          <draw:glue-point draw:id="14" svg:x="5.002cm" svg:y="3.691cm"/>
          <draw:glue-point draw:id="15" svg:x="3.338cm" svg:y="5.002cm"/>
          <draw:glue-point draw:id="16" svg:x="1.669cm" svg:y="5.002cm"/>
          <draw:glue-point draw:id="17" svg:x="-1.664cm" svg:y="5.002cm"/>
          <draw:glue-point draw:id="18" svg:x="-3.328cm" svg:y="5.002cm"/>
          <text:p text:style-name="P1">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62" draw:id="id62" draw:layer="layout" svg:width="1.385cm" svg:height="0.535cm" svg:x="5.562cm" svg:y="8.32cm">
          <draw:glue-point draw:id="4" svg:x="3.275cm" svg:y="-5.05cm"/>
          <draw:glue-point draw:id="5" svg:x="3.075cm" svg:y="5.014cm"/>
          <draw:glue-point draw:id="6" svg:x="-3.805cm" svg:y="5.014cm"/>
          <text:p text:style-name="P1">l_d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xml:id="id65" draw:id="id65" draw:layer="layout" svg:width="1.587cm" svg:height="0.634cm" svg:x="10.208cm" svg:y="6.297cm">
          <text:p text:style-name="P1">h1</text:p>
          <draw:enhanced-geometry svg:viewBox="0 0 21600 21600" draw:type="rectangle" draw:enhanced-path="M 0 0 L 21600 0 21600 21600 0 21600 0 0 Z N"/>
        </draw:custom-shape>
        <draw:connector draw:style-name="gr40" draw:text-style-name="P10" draw:layer="layout" svg:x1="7.252cm" svg:y1="4.175cm" svg:x2="6.849cm" svg:y2="2.3cm" draw:start-shape="id54" draw:start-glue-point="0" draw:end-shape="id55" draw:end-glue-point="2" svg:d="M7252 4175v-946h-403v-929" svg:viewBox="0 0 404 1876">
          <text:p/>
        </draw:connector>
        <draw:connector draw:style-name="gr40" draw:text-style-name="P10" draw:layer="layout" svg:x1="7.721cm" svg:y1="4.178cm" svg:x2="9.355cm" svg:y2="2.941cm" draw:start-shape="id54" draw:start-glue-point="4" draw:end-shape="id56" draw:end-glue-point="3" svg:d="M7721 4178v-1237h1634" svg:viewBox="0 0 1635 1238">
          <text:p/>
        </draw:connector>
        <draw:connector draw:style-name="gr40" draw:text-style-name="P10" draw:layer="layout" svg:x1="6.202cm" svg:y1="4.394cm" svg:x2="4.492cm" svg:y2="2.324cm" draw:start-shape="id54" draw:start-glue-point="14" draw:end-shape="id57" draw:end-glue-point="1" svg:d="M6202 4394h-864v-2070h-846" svg:viewBox="0 0 1711 2071">
          <text:p/>
        </draw:connector>
        <draw:connector draw:style-name="gr40" draw:text-style-name="P10" draw:layer="layout" svg:x1="6.202cm" svg:y1="4.91cm" svg:x2="3.723cm" svg:y2="3.859cm" draw:start-shape="id54" draw:start-glue-point="16" draw:end-shape="id58" draw:end-glue-point="1" svg:d="M6202 4910h-1248v-1051h-1231" svg:viewBox="0 0 2480 1052">
          <text:p/>
        </draw:connector>
        <draw:connector draw:style-name="gr40" draw:text-style-name="P10" draw:layer="layout" svg:x1="6.202cm" svg:y1="5.445cm" svg:x2="2.722cm" svg:y2="5.063cm" draw:start-shape="id54" draw:start-glue-point="3" draw:end-shape="id59" draw:end-glue-point="1" svg:d="M6202 5445h-1749v-382h-1731" svg:viewBox="0 0 3481 383">
          <text:p/>
        </draw:connector>
        <draw:connector draw:style-name="gr40" draw:text-style-name="P10" draw:layer="layout" svg:x1="6.202cm" svg:y1="5.937cm" svg:x2="2.57cm" svg:y2="6.595cm" draw:start-shape="id54" draw:start-glue-point="15" draw:end-shape="id60" draw:end-glue-point="0" svg:d="M6202 5937h-3632v658" svg:viewBox="0 0 3633 659">
          <text:p/>
        </draw:connector>
        <draw:connector draw:style-name="gr40" draw:text-style-name="P10" draw:layer="layout" svg:x1="6.202cm" svg:y1="6.45cm" svg:x2="4.274cm" svg:y2="7.899cm" draw:start-shape="id54" draw:start-glue-point="17" draw:end-shape="id61" draw:end-glue-point="0" svg:d="M6202 6450h-1928v1449" svg:viewBox="0 0 1929 1450">
          <text:p/>
        </draw:connector>
        <draw:connector draw:style-name="gr40" draw:text-style-name="P10" draw:layer="layout" svg:x1="6.67cm" svg:y1="6.715cm" svg:x2="6.254cm" svg:y2="8.32cm" draw:start-shape="id54" draw:start-glue-point="11" draw:end-shape="id62" draw:end-glue-point="0" svg:d="M6670 6715v811h-416v794" svg:viewBox="0 0 417 1606">
          <text:p/>
        </draw:connector>
        <draw:connector draw:style-name="gr40" draw:text-style-name="P10" draw:layer="layout" svg:x1="7.252cm" svg:y1="6.715cm" svg:x2="8.713cm" svg:y2="8.62cm" draw:start-shape="id54" draw:start-glue-point="2" draw:end-shape="id63" draw:end-glue-point="0" svg:d="M7252 6715v961h1461v944" svg:viewBox="0 0 1462 1906">
          <text:p/>
        </draw:connector>
        <draw:connector draw:style-name="gr40" draw:text-style-name="P10" draw:layer="layout" svg:x1="8.302cm" svg:y1="6.232cm" svg:x2="10.169cm" svg:y2="7.509cm" draw:start-shape="id54" draw:start-glue-point="6" draw:end-shape="id64" draw:end-glue-point="3" svg:d="M8302 6232h942v1277h925" svg:viewBox="0 0 1868 1278">
          <text:p/>
        </draw:connector>
        <draw:connector draw:style-name="gr40" draw:text-style-name="P10" draw:layer="layout" svg:x1="8.302cm" svg:y1="5.718cm" svg:x2="11.001cm" svg:y2="6.297cm" draw:start-shape="id54" draw:start-glue-point="9" draw:end-shape="id65" draw:end-glue-point="0" svg:d="M8302 5718h2699v579" svg:viewBox="0 0 2700 580">
          <text:p/>
        </draw:connector>
        <draw:connector draw:style-name="gr40" draw:text-style-name="P10" draw:layer="layout" svg:x1="8.302cm" svg:y1="5.445cm" svg:x2="10.525cm" svg:y2="4.828cm" draw:start-shape="id54" draw:start-glue-point="1" draw:end-shape="id66" draw:end-glue-point="3" svg:d="M8302 5445h1120v-617h1103" svg:viewBox="0 0 2224 618">
          <text:p/>
        </draw:connector>
        <draw:connector draw:style-name="gr40" draw:text-style-name="P10" draw:layer="layout" svg:x1="8.302cm" svg:y1="4.691cm" svg:x2="10.17cm" svg:y2="3.898cm" draw:start-shape="id54" draw:start-glue-point="5" draw:end-shape="id67" draw:end-glue-point="3" svg:d="M8302 4691h942v-793h926" svg:viewBox="0 0 1869 794">
          <text:p/>
        </draw:connector>
      </draw:page>
      <draw:page draw:name="page6" draw:style-name="dp1" draw:master-page-name="Default">
        <draw:custom-shape draw:style-name="gr59" draw:text-style-name="P16" xml:id="id68" draw:id="id68" draw:layer="layout" svg:width="3.423cm" svg:height="1.906cm" svg:x="5.445cm" svg:y="3.422cm">
          <draw:glue-point draw:id="4" svg:x="5.004cm" svg:y="1.67cm"/>
          <draw:glue-point draw:id="5" svg:x="5.004cm" svg:y="-1.67cm"/>
          <draw:glue-point draw:id="6" svg:x="-2.778cm" svg:y="-4.996cm"/>
          <draw:glue-point draw:id="7" svg:x="2.778cm" svg:y="-4.996cm"/>
          <draw:glue-point draw:id="8" svg:x="-5.003cm" svg:y="-1.625cm"/>
          <draw:glue-point draw:id="9" svg:x="-5cm" svg:y="-2.999cm"/>
          <draw:glue-point draw:id="10" svg:x="-5cm" svg:y="1.001cm"/>
          <draw:glue-point draw:id="11" svg:x="-5cm" svg:y="3.005cm"/>
          <text:p text:style-name="P15">sol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xml:id="id71" draw:id="id71" draw:layer="layout" svg:width="1.284cm" svg:height="0.51cm" svg:x="10.511cm" svg:y="6.522cm">
          <text:p text:style-name="P1">sel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2" xml:id="id73" draw:id="id73" draw:layer="layout" svg:width="1.736cm" svg:height="0.644cm" svg:x="5.296cm" svg:y="7.032cm">
          <draw:glue-point draw:id="4" svg:x="2.235cm" svg:y="-4.991cm"/>
          <draw:glue-point draw:id="5" svg:x="5.001cm" svg:y="-2.971cm"/>
          <draw:glue-point draw:id="6" svg:x="5.001cm" svg:y="3.099cm"/>
          <draw:glue-point draw:id="7" svg:x="2.779cm" svg:y="5.006cm"/>
          <draw:glue-point draw:id="8" svg:x="1.669cm" svg:y="5.006cm"/>
          <draw:glue-point draw:id="9" svg:x="5.001cm" svg:y="1.077cm"/>
          <draw:glue-point draw:id="10" svg:x="5.001cm" svg:y="-0.95cm"/>
          <draw:glue-point draw:id="11" svg:x="-2.775cm" svg:y="5.006cm"/>
          <draw:glue-point draw:id="12" svg:x="-1.666cm" svg:y="5.006cm"/>
          <draw:glue-point draw:id="13" svg:x="-3.888cm" svg:y="5.006cm"/>
          <draw:glue-point draw:id="14" svg:x="-5.005cm" svg:y="-4.139cm"/>
          <draw:glue-point draw:id="15" svg:x="-5.005cm" svg:y="1.938cm"/>
          <draw:glue-point draw:id="16" svg:x="-5.005cm" svg:y="-2.11cm"/>
          <draw:glue-point draw:id="17" svg:x="-5.005cm" svg:y="3.96cm"/>
          <text:p text:style-name="P2">ma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xml:id="id74" draw:id="id74" draw:layer="layout" svg:width="1.84cm" svg:height="0.6cm" svg:x="2.335cm" svg:y="6.432cm">
          <draw:glue-point draw:id="4" svg:x="-2.838cm" svg:y="-4.859cm"/>
          <draw:glue-point draw:id="5" svg:x="2.122cm" svg:y="-4.996cm"/>
          <draw:glue-point draw:id="6" svg:x="-1.563cm" svg:y="-4.996cm"/>
          <draw:glue-point draw:id="7" svg:x="-4.138cm" svg:y="-4.996cm"/>
          <draw:glue-point draw:id="8" svg:x="1.014cm" svg:y="-4.996cm"/>
          <draw:glue-point draw:id="9" svg:x="3.589cm" svg:y="-4.996cm"/>
          <draw:glue-point draw:id="10" svg:x="-4.998cm" svg:y="-2.563cm"/>
          <draw:glue-point draw:id="11" svg:x="5.002cm" svg:y="-3.103cm"/>
          <draw:glue-point draw:id="12" svg:x="5.002cm" svg:y="-1.407cm"/>
          <draw:glue-point draw:id="13" svg:x="5.002cm" svg:y="1.99cm"/>
          <draw:glue-point draw:id="14" svg:x="5.002cm" svg:y="3.691cm"/>
          <draw:glue-point draw:id="15" svg:x="3.338cm" svg:y="5.002cm"/>
          <draw:glue-point draw:id="16" svg:x="1.669cm" svg:y="5.002cm"/>
          <draw:glue-point draw:id="17" svg:x="-1.664cm" svg:y="5.002cm"/>
          <draw:glue-point draw:id="18" svg:x="-3.328cm" svg:y="5.002cm"/>
          <text:p text:style-name="P1">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9" xml:id="id69" draw:id="id69" draw:layer="layout" svg:width="1.445cm" svg:height="0.538cm" svg:x="7.81cm" svg:y="1.952cm">
          <text:p text:style-name="P1">backju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9" xml:id="id72" draw:id="id72" draw:layer="layout" svg:width="1.41cm" svg:height="0.562cm" svg:x="2.447cm" svg:y="2.905cm">
          <draw:glue-point draw:id="4" svg:x="3.229cm" svg:y="-5cm"/>
          <draw:glue-point draw:id="5" svg:x="-1.781cm" svg:y="-5.014cm"/>
          <text:p text:style-name="P1">catalog</text:p>
          <draw:enhanced-geometry svg:viewBox="0 0 21600 21600" draw:type="rectangle" draw:enhanced-path="M 0 0 L 21600 0 21600 21600 0 21600 0 0 Z N"/>
        </draw:custom-shape>
        <draw:custom-shape draw:style-name="gr65" draw:text-style-name="P9" xml:id="id70" draw:id="id70" draw:layer="layout" svg:width="1.611cm" svg:height="0.495cm" svg:x="10.525cm" svg:y="4.632cm">
          <text:p text:style-name="P1">conflict</text:p>
          <draw:enhanced-geometry svg:viewBox="0 0 21600 21600" draw:type="rectangle" draw:enhanced-path="M 0 0 L 21600 0 21600 21600 0 21600 0 0 Z N"/>
        </draw:custom-shape>
        <draw:connector draw:style-name="gr66" draw:text-style-name="P9" draw:layer="layout" svg:x1="7.156cm" svg:y1="3.422cm" svg:x2="7.81cm" svg:y2="2.221cm" draw:start-shape="id68" draw:start-glue-point="0" draw:end-shape="id69" draw:end-glue-point="3" svg:d="M7156 3422v-1201h654" svg:viewBox="0 0 655 1202">
          <text:p/>
        </draw:connector>
        <draw:connector draw:style-name="gr67" draw:text-style-name="P9" draw:layer="layout" svg:x1="11.33cm" svg:y1="4.632cm" svg:x2="8.868cm" svg:y2="4.057cm" draw:start-shape="id70" draw:start-glue-point="0" draw:end-shape="id68" draw:end-glue-point="5" svg:d="M11330 4632v-575h-2462" svg:viewBox="0 0 2463 576">
          <text:p/>
        </draw:connector>
        <draw:connector draw:style-name="gr67" draw:text-style-name="P9" draw:layer="layout" svg:x1="10.511cm" svg:y1="6.777cm" svg:x2="8.868cm" svg:y2="4.693cm" draw:start-shape="id71" draw:start-glue-point="3" draw:end-shape="id68" draw:end-glue-point="4" svg:d="M10511 6777h-813v-2084h-830" svg:viewBox="0 0 1644 2085">
          <text:p/>
        </draw:connector>
        <draw:connector draw:style-name="gr66" draw:text-style-name="P9" draw:layer="layout" svg:x1="5.445cm" svg:y1="4.565cm" svg:x2="3.857cm" svg:y2="3.186cm" draw:start-shape="id68" draw:start-glue-point="10" draw:end-shape="id72" draw:end-glue-point="1" svg:d="M5445 4565h-803v-1379h-785" svg:viewBox="0 0 1589 1380">
          <text:p/>
        </draw:connector>
        <draw:connector draw:style-name="gr66" draw:text-style-name="P9" draw:layer="layout" svg:x1="7.156cm" svg:y1="5.328cm" svg:x2="6.551cm" svg:y2="7.033cm" draw:start-shape="id68" draw:start-glue-point="2" draw:end-shape="id73" draw:end-glue-point="4" svg:d="M7156 5328v861h-605v844" svg:viewBox="0 0 606 1706">
          <text:p/>
        </draw:connector>
        <draw:connector draw:style-name="gr66" draw:text-style-name="P9" draw:layer="layout" svg:x1="5.445cm" svg:y1="4.947cm" svg:x2="4.175cm" svg:y2="6.732cm" draw:start-shape="id68" draw:start-glue-point="11" draw:end-shape="id74" draw:end-glue-point="1" svg:d="M5445 4947h-644v1785h-626" svg:viewBox="0 0 1271 1786">
          <text:p/>
        </draw:connector>
      </draw:page>
      <draw:page draw:name="page7" draw:style-name="dp1" draw:master-page-name="Default">
        <draw:custom-shape draw:style-name="gr68" draw:text-style-name="P5" xml:id="id78" draw:id="id78" draw:layer="layout" svg:width="1.27cm" svg:height="0.635cm" svg:x="2.905cm" svg:y="2.27cm">
          <draw:glue-point draw:id="4" svg:x="2.991cm" svg:y="-0.162cm"/>
          <text:p text:style-name="P4">t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9" xml:id="id77" draw:id="id77" draw:layer="layout" svg:width="1.905cm" svg:height="0.635cm" svg:x="9.89cm" svg:y="2.27cm">
          <draw:glue-point draw:id="4" svg:x="5.004cm" svg:y="1.67cm"/>
          <draw:glue-point draw:id="5" svg:x="5.004cm" svg:y="-1.67cm"/>
          <draw:glue-point draw:id="6" svg:x="-2.778cm" svg:y="-4.996cm"/>
          <draw:glue-point draw:id="7" svg:x="2.778cm" svg:y="-4.996cm"/>
          <draw:glue-point draw:id="8" svg:x="-5.003cm" svg:y="-1.625cm"/>
          <draw:glue-point draw:id="9" svg:x="-5cm" svg:y="-2.999cm"/>
          <draw:glue-point draw:id="10" svg:x="-5cm" svg:y="1.001cm"/>
          <draw:glue-point draw:id="11" svg:x="-5cm" svg:y="3.005cm"/>
          <text:p text:style-name="P1">sol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75" draw:id="id75" draw:layer="layout" svg:width="1.453cm" svg:height="0.526cm" svg:x="4.81cm" svg:y="7.141cm">
          <draw:glue-point draw:id="4" svg:x="1.555cm" svg:y="5.019cm"/>
          <text:p text:style-name="P1">in_st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6" xml:id="id76" draw:id="id76" draw:layer="layout" svg:width="2.65cm" svg:height="1.445cm" svg:x="4.81cm" svg:y="3.54cm">
          <draw:glue-point draw:id="4" svg:x="3.229cm" svg:y="-5cm"/>
          <draw:glue-point draw:id="5" svg:x="-1.781cm" svg:y="-5.014cm"/>
          <text:p text:style-name="P15">catalog</text:p>
          <draw:enhanced-geometry svg:viewBox="0 0 21600 21600" draw:type="rectangle" draw:enhanced-path="M 0 0 L 21600 0 21600 21600 0 21600 0 0 Z N"/>
        </draw:custom-shape>
        <draw:connector draw:style-name="gr40" draw:text-style-name="P9" draw:layer="layout" svg:x1="5.536cm" svg:y1="7.141cm" svg:x2="6.135cm" svg:y2="4.985cm" draw:start-shape="id75" draw:start-glue-point="0" draw:end-shape="id76" draw:end-glue-point="2" svg:d="M5536 7141v-1070h599v-1086" svg:viewBox="0 0 600 2157">
          <text:p/>
        </draw:connector>
        <draw:connector draw:style-name="gr66" draw:text-style-name="P9" draw:layer="layout" svg:x1="9.89cm" svg:y1="2.65cm" svg:x2="7.46cm" svg:y2="4.262cm" draw:start-shape="id77" draw:start-glue-point="10" draw:end-shape="id76" draw:end-glue-point="1" svg:d="M9890 2650h-1207v1612h-1223" svg:viewBox="0 0 2431 1613">
          <text:p/>
        </draw:connector>
        <draw:connector draw:style-name="gr41" draw:text-style-name="P11" draw:layer="layout" svg:x1="6.135cm" svg:y1="3.54cm" svg:x2="4.175cm" svg:y2="2.587cm" draw:start-shape="id76" draw:start-glue-point="0" draw:end-shape="id78" draw:end-glue-point="1" svg:d="M6135 3540v-953h-1960" svg:viewBox="0 0 1961 9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7 20 13" svg:d="M0 20l10-13 10 13z"/>
    <draw:marker draw:name="Arrowheads_20_6" draw:display-name="Arrowheads 6" svg:viewBox="0 600 15000 8146" svg:d="M29 600l-29 653 244 1943 761 1804 1183 1560 1562 1182 1806 760 1894 244 1994-244 1806-760 1562-1182 1183-1560 761-1804 244-1943-29-6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22:28:13.020233667</meta:creation-date>
    <dc:date>2022-07-20T02:57:40.190047701</dc:date>
    <meta:editing-duration>PT4H28M14S</meta:editing-duration>
    <meta:editing-cycles>149</meta:editing-cycles>
    <meta:generator>LibreOffice/7.3.4.2$Linux_X86_64 LibreOffice_project/728fec16bd5f605073805c3c9e7c4212a0120dc5</meta:generator>
    <meta:document-statistic meta:object-count="169"/>
  </office:meta>
</office:document-meta>
</file>